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8mm"/>
    </style:style>
    <style:style style:name="co2" style:family="table-column">
      <style:table-column-properties fo:break-before="auto" style:column-width="49.34mm"/>
    </style:style>
    <style:style style:name="co3" style:family="table-column">
      <style:table-column-properties fo:break-before="auto" style:column-width="48.35mm"/>
    </style:style>
    <style:style style:name="co4" style:family="table-column">
      <style:table-column-properties fo:break-before="auto" style:column-width="42.79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38.88mm"/>
    </style:style>
    <style:style style:name="co9" style:family="table-column">
      <style:table-column-properties fo:break-before="auto" style:column-width="33.97mm"/>
    </style:style>
    <style:style style:name="co10" style:family="table-column">
      <style:table-column-properties fo:break-before="auto" style:column-width="40.18mm"/>
    </style:style>
    <style:style style:name="co11" style:family="table-column">
      <style:table-column-properties fo:break-before="auto" style:column-width="37.89mm"/>
    </style:style>
    <style:style style:name="co12" style:family="table-column">
      <style:table-column-properties fo:break-before="auto" style:column-width="57.49mm"/>
    </style:style>
    <style:style style:name="co13" style:family="table-column">
      <style:table-column-properties fo:break-before="auto" style:column-width="29.7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26.79mm"/>
    </style:style>
    <style:style style:name="co16" style:family="table-column">
      <style:table-column-properties fo:break-before="auto" style:column-width="14.69mm"/>
    </style:style>
    <style:style style:name="co17" style:family="table-column">
      <style:table-column-properties fo:break-before="auto" style:column-width="16.67mm"/>
    </style:style>
    <style:style style:name="co18" style:family="table-column">
      <style:table-column-properties fo:break-before="auto" style:column-width="23.51mm"/>
    </style:style>
    <style:style style:name="co19" style:family="table-column">
      <style:table-column-properties fo:break-before="auto" style:column-width="29.4mm"/>
    </style:style>
    <style:style style:name="co20" style:family="table-column">
      <style:table-column-properties fo:break-before="auto" style:column-width="26.12mm"/>
    </style:style>
    <style:style style:name="co21" style:family="table-column">
      <style:table-column-properties fo:break-before="auto" style:column-width="31.36mm"/>
    </style:style>
    <style:style style:name="co22" style:family="table-column">
      <style:table-column-properties fo:break-before="auto" style:column-width="43.76mm"/>
    </style:style>
    <style:style style:name="co23" style:family="table-column">
      <style:table-column-properties fo:break-before="auto" style:column-width="50.96mm"/>
    </style:style>
    <style:style style:name="co24" style:family="table-column">
      <style:table-column-properties fo:break-before="auto" style:column-width="36.27mm"/>
    </style:style>
    <style:style style:name="co25" style:family="table-column">
      <style:table-column-properties fo:break-before="auto" style:column-width="24.84mm"/>
    </style:style>
    <style:style style:name="co26" style:family="table-column">
      <style:table-column-properties fo:break-before="auto" style:column-width="25.81mm"/>
    </style:style>
    <style:style style:name="co27" style:family="table-column">
      <style:table-column-properties fo:break-before="auto" style:column-width="44.1mm"/>
    </style:style>
    <style:style style:name="co28" style:family="table-column">
      <style:table-column-properties fo:break-before="auto" style:column-width="35.93mm"/>
    </style:style>
    <style:style style:name="co29" style:family="table-column">
      <style:table-column-properties fo:break-before="auto" style:column-width="41.49mm"/>
    </style:style>
    <style:style style:name="co30" style:family="table-column">
      <style:table-column-properties fo:break-before="auto" style:column-width="38.56mm"/>
    </style:style>
    <style:style style:name="co31" style:family="table-column">
      <style:table-column-properties fo:break-before="auto" style:column-width="44.75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31.7mm"/>
    </style:style>
    <style:style style:name="co34" style:family="table-column">
      <style:table-column-properties fo:break-before="auto" style:column-width="37.57mm"/>
    </style:style>
    <style:style style:name="co35" style:family="table-column">
      <style:table-column-properties fo:break-before="auto" style:column-width="46.71mm"/>
    </style:style>
    <style:style style:name="co36" style:family="table-column">
      <style:table-column-properties fo:break-before="auto" style:column-width="17mm"/>
    </style:style>
    <style:style style:name="ro1" style:family="table-row">
      <style:table-row-properties style:row-height="7.06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7.76mm" fo:break-before="auto" style:use-optimal-row-height="false"/>
    </style:style>
    <style:style style:name="ro4" style:family="table-row">
      <style:table-row-properties style:row-height="8.1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6" table:number-columns-repeated="984" table:default-cell-style-name="Default"/>
        <table:table-row table:style-name="ro1">
          <table:table-cell table:style-name="ce1" office:value-type="string" calcext:value-type="string" table:number-columns-spanned="40" table:number-rows-spanned="1">
            <text:p><text:span text:style-name="T1">VERBAS INDENIZATÓRIAS E OUTRAS REMUNERAÇÕES TEMPORÁRIAS</text:span></text:p>
          </table:table-cell>
          <table:covered-table-cell table:number-columns-repeated="39" table:style-name="ce6"/>
          <table:table-cell table:number-columns-repeated="984"/>
        </table:table-row>
        <table:table-row table:style-name="ro2">
          <table:table-cell table:style-name="ce1" office:value-type="string" calcext:value-type="string" table:number-columns-spanned="3" table:number-rows-spanned="1">
            <text:p><text:span text:style-name="T1">Mês/ano de referência: 05/2020</text:span></text:p>
          </table:table-cell>
          <table:covered-table-cell table:number-columns-repeated="2" table:style-name="ce6"/>
          <table:table-cell table:style-name="ce11" office:value-type="string" calcext:value-type="string" table:number-columns-spanned="13" table:number-rows-spanned="1">
            <text:p><text:span text:style-name="T1">VERBAS INDENIZATÓRIAS</text:span></text:p>
          </table:table-cell>
          <table:covered-table-cell table:number-columns-repeated="12" table:style-name="ce12"/>
          <table:table-cell table:style-name="ce11" office:value-type="string" calcext:value-type="string" table:number-columns-spanned="24" table:number-rows-spanned="1">
            <text:p><text:span text:style-name="T1">OUTRAS REMUNERAÇÕES TEMPORÁRIAS</text:span></text:p>
          </table:table-cell>
          <table:covered-table-cell table:number-columns-repeated="23" table:style-name="ce12"/>
          <table:table-cell table:number-columns-repeated="984"/>
        </table:table-row>
        <table:table-row table:style-name="ro3">
          <table:table-cell table:style-name="ce2" office:value-type="string" calcext:value-type="string">
            <text:p><text:span text:style-name="T2">Matrícula</text:span></text:p>
          </table:table-cell>
          <table:table-cell table:style-name="ce7" office:value-type="string" calcext:value-type="string">
            <text:p><text:span text:style-name="T2">Nome</text:span></text:p>
          </table:table-cell>
          <table:table-cell table:style-name="ce7" office:value-type="string" calcext:value-type="string">
            <text:p><text:span text:style-name="T2">Cargo</text:span></text:p>
          </table:table-cell>
          <table:table-cell table:style-name="ce7" office:value-type="string" calcext:value-type="string">
            <text:p><text:span text:style-name="T2">Lotação</text:span></text:p>
          </table:table-cell>
          <table:table-cell table:style-name="ce2" office:value-type="string" calcext:value-type="string">
            <text:p><text:span text:style-name="T2">Auxílio Saúde (01)</text:span></text:p>
          </table:table-cell>
          <table:table-cell table:style-name="ce2" office:value-type="string" calcext:value-type="string">
            <text:p><text:span text:style-name="T2">Dif. Auxílio-Saúde (02)</text:span></text:p>
          </table:table-cell>
          <table:table-cell table:style-name="ce2" office:value-type="string" calcext:value-type="string">
            <text:p><text:span text:style-name="T2">Auxílio-Alimentação (03)</text:span></text:p>
          </table:table-cell>
          <table:table-cell table:style-name="ce2" office:value-type="string" calcext:value-type="string">
            <text:p><text:span text:style-name="T2">Dif. Auxílio-Alimentação (04)</text:span></text:p>
          </table:table-cell>
          <table:table-cell table:style-name="ce2" office:value-type="string" calcext:value-type="string">
            <text:p><text:span text:style-name="T2">Auxílio-Interiorização (05)</text:span></text:p>
          </table:table-cell>
          <table:table-cell table:style-name="ce2" office:value-type="string" calcext:value-type="string">
            <text:p><text:span text:style-name="T2">Dif. Auxílio-Interiorização (06)</text:span></text:p>
          </table:table-cell>
          <table:table-cell table:style-name="ce2" office:value-type="string" calcext:value-type="string">
            <text:p><text:span text:style-name="T2">Dif. Auxílio Lei 8.625/93 (07)</text:span></text:p>
          </table:table-cell>
          <table:table-cell table:style-name="ce2" office:value-type="string" calcext:value-type="string">
            <text:p><text:span text:style-name="T2">Indenizações Férias/Licença-Prêmio (08)</text:span></text:p>
          </table:table-cell>
          <table:table-cell table:style-name="ce2" office:value-type="string" calcext:value-type="string">
            <text:p><text:span text:style-name="T2">Abono Pecuniário (09)</text:span></text:p>
          </table:table-cell>
          <table:table-cell table:style-name="ce2" office:value-type="string" calcext:value-type="string">
            <text:p><text:span text:style-name="T2">Dif. Abono Pecuniário (09.1)</text:span></text:p>
          </table:table-cell>
          <table:table-cell table:style-name="ce2" office:value-type="string" calcext:value-type="string">
            <text:p><text:span text:style-name="T2">Ressarcimentos (10)</text:span></text:p>
          </table:table-cell>
          <table:table-cell table:style-name="ce2" office:value-type="string" calcext:value-type="string">
            <text:p><text:span text:style-name="T2">Total Verbas Indenizatórias</text:span></text:p>
          </table:table-cell>
          <table:table-cell table:style-name="ce2" office:value-type="string" calcext:value-type="string">
            <text:p><text:span text:style-name="T2">GEO (11)</text:span></text:p>
          </table:table-cell>
          <table:table-cell table:style-name="ce2" office:value-type="string" calcext:value-type="string">
            <text:p><text:span text:style-name="T2">Dif. GEO (12)</text:span></text:p>
          </table:table-cell>
          <table:table-cell table:style-name="ce2" office:value-type="string" calcext:value-type="string">
            <text:p><text:span text:style-name="T2">Insalubridade (13)</text:span></text:p>
          </table:table-cell>
          <table:table-cell table:style-name="ce2" office:value-type="string" calcext:value-type="string">
            <text:p><text:span text:style-name="T2">Dif. Insalubridade (14)</text:span></text:p>
          </table:table-cell>
          <table:table-cell table:style-name="ce2" office:value-type="string" calcext:value-type="string">
            <text:p><text:span text:style-name="T2">Periculosidade (15)</text:span></text:p>
          </table:table-cell>
          <table:table-cell table:style-name="ce2" office:value-type="string" calcext:value-type="string">
            <text:p><text:span text:style-name="T2">Dif. Periculosidade (16)</text:span></text:p>
          </table:table-cell>
          <table:table-cell table:style-name="ce2" office:value-type="string" calcext:value-type="string">
            <text:p><text:span text:style-name="T2">Adicional Trabalho Técnico (17)</text:span></text:p>
          </table:table-cell>
          <table:table-cell table:style-name="ce2" office:value-type="string" calcext:value-type="string">
            <text:p><text:span text:style-name="T2">Dif. Adicional Trabalho Técnico (18)</text:span></text:p>
          </table:table-cell>
          <table:table-cell table:style-name="ce2" office:value-type="string" calcext:value-type="string">
            <text:p><text:span text:style-name="T2">Grat. Atividade Ensino (19)</text:span></text:p>
          </table:table-cell>
          <table:table-cell table:style-name="ce2" office:value-type="string" calcext:value-type="string">
            <text:p><text:span text:style-name="T2">Substituições (20)</text:span></text:p>
          </table:table-cell>
          <table:table-cell table:style-name="ce2" office:value-type="string" calcext:value-type="string">
            <text:p><text:span text:style-name="T2">Dif. Substituições (21)</text:span></text:p>
          </table:table-cell>
          <table:table-cell table:style-name="ce2" office:value-type="string" calcext:value-type="string">
            <text:p><text:span text:style-name="T2">Cumulação (22)</text:span></text:p>
          </table:table-cell>
          <table:table-cell table:style-name="ce2" office:value-type="string" calcext:value-type="string">
            <text:p><text:span text:style-name="T2">Dif. Cumulação (23)</text:span></text:p>
          </table:table-cell>
          <table:table-cell table:style-name="ce2" office:value-type="string" calcext:value-type="string">
            <text:p><text:span text:style-name="T2">Representação de Direção (24)</text:span></text:p>
          </table:table-cell>
          <table:table-cell table:style-name="ce2" office:value-type="string" calcext:value-type="string">
            <text:p><text:span text:style-name="T2">Dif. Representação de Direção (25)</text:span></text:p>
          </table:table-cell>
          <table:table-cell table:style-name="ce2" office:value-type="string" calcext:value-type="string">
            <text:p><text:span text:style-name="T2">Grat. Turma Recursal (26)</text:span></text:p>
          </table:table-cell>
          <table:table-cell table:style-name="ce2" office:value-type="string" calcext:value-type="string">
            <text:p><text:span text:style-name="T2">Dif. Grat. Turma Recursal (27)</text:span></text:p>
          </table:table-cell>
          <table:table-cell table:style-name="ce2" office:value-type="string" calcext:value-type="string">
            <text:p><text:span text:style-name="T2">Grat. Difícil Provimento (28)</text:span></text:p>
          </table:table-cell>
          <table:table-cell table:style-name="ce2" office:value-type="string" calcext:value-type="string">
            <text:p><text:span text:style-name="T2">Dif. Grat. Difícil Provimento (29)</text:span></text:p>
          </table:table-cell>
          <table:table-cell table:style-name="ce2" office:value-type="string" calcext:value-type="string">
            <text:p><text:span text:style-name="T2">Grat. Assessor (30)</text:span></text:p>
          </table:table-cell>
          <table:table-cell table:style-name="ce2" office:value-type="string" calcext:value-type="string">
            <text:p><text:span text:style-name="T2">Dif. Grat. Assessor (31)</text:span></text:p>
          </table:table-cell>
          <table:table-cell table:style-name="ce2" office:value-type="string" calcext:value-type="string">
            <text:p><text:span text:style-name="T2">Representação GAECO (32)</text:span></text:p>
          </table:table-cell>
          <table:table-cell table:style-name="ce2" office:value-type="string" calcext:value-type="string">
            <text:p><text:span text:style-name="T2">Dif. Representação GAECO (33)</text:span></text:p>
          </table:table-cell>
          <table:table-cell table:style-name="ce2" office:value-type="string" calcext:value-type="string">
            <text:p><text:span text:style-name="T2">Total Outras Remunerações Temporárias</text:span></text:p>
          </table:table-cell>
          <table:table-cell table:number-columns-repeated="984"/>
        </table:table-row>
        <table:table-row table:style-name="ro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<text:span text:style-name="T3">ADEILDO JOSE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<text:span text:style-name="T3">ADEILTON CARLOS DOS SANTOS</text:span></text:p>
          </table:table-cell>
          <table:table-cell table:style-name="ce8" office:value-type="string" calcext:value-type="string">
            <text:p><text:span text:style-name="T3">AUXILIAR DE SERVIÇOS GERAI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<text:span text:style-name="T3">ADEMILTON DE OLIVEIR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<text:span text:style-name="T3">ADERBAL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<text:span text:style-name="T3">ADIEL FEITOSA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<text:span text:style-name="T3">ADLER DE OLIVEIRA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D. DE SOFTWARE/DT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<text:span text:style-name="T3">ADNA CRISTINA DE CARVALHO VILANO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TURM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<text:span text:style-name="T3">ADRIANA DOS SANTOS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<text:span text:style-name="T3">ADRIANA FREIRE DE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span text:style-name="T3">ADRIANA NUN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<text:span text:style-name="T3">ADRIANA RIBEIRO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<text:span text:style-name="T3">ADRIANA SICUPIRA PEREGRINO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NACIONAL DO MINISTÉRIO PÚBLIC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<text:span text:style-name="T3">ADRIANO CARVALHO 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<text:span text:style-name="T3">ADRIANO SANTOS DE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<text:span text:style-name="T3">ADRIANO ULISSES DEDA CHAGAS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<text:span text:style-name="T3">ADSON ALBERTO CARDOS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<text:span text:style-name="T3">AGNALDO SILVA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<text:span text:style-name="T3">AILA BATISTA DE OLIVEIR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<text:span text:style-name="T3">ALAN FERREIRA HO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<text:span text:style-name="T3">ALAN VICTOR BATIST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<text:span text:style-name="T3">ALANNA CORREIA SILV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<text:span text:style-name="T3">ALBERTO RODRIGUES CARDOSO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<text:span text:style-name="T3">ALBERTO VINICIUS DE MELO SANTOS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<text:span text:style-name="T3">ALDELEINE MELHOR BARBO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<text:span text:style-name="T3">ALDO SOUZA ARAG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<text:span text:style-name="T3">ALESSANDRA ALVES DE OLIVEIRA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<text:span text:style-name="T3">ALESSANDRA PEDRAL DE SANTANA SUZART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<text:span text:style-name="T3">ALESSANDRA SOUZA DE SANTAN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<text:span text:style-name="T3">ALEX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<text:span text:style-name="T3">ALEX MAIA ESMERALD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<text:span text:style-name="T3">ALEXANDER REZENDE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<text:span text:style-name="T3">ALEXANDRE ALBAGLI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<text:span text:style-name="T3">ALEXANDRE ANDRADE DE SOUZA</text:span></text:p>
          </table:table-cell>
          <table:table-cell table:style-name="ce8" office:value-type="string" calcext:value-type="string">
            <text:p><text:span text:style-name="T3">ANALISTA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<text:span text:style-name="T3">ALEXANDRE FRANCO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<text:span text:style-name="T3">ALEXANDRE GONCALVE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<text:span text:style-name="T3">ALEXANDRE MENDONC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<text:span text:style-name="T3">ALEXANDRO SAMPAIO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<text:span text:style-name="T3">ALEXSANDRO AZEV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<text:span text:style-name="T3">ALEXSANDRO CARLOS DE JESU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4"/>
        </table:table-row>
        <table:table-row table:style-name="ro4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<text:span text:style-name="T3">ALEXSANDRO DE ARAUJO TRIND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<text:span text:style-name="T3">ALFRAN PEREIRA JUNIOR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<text:span text:style-name="T3">ALICE REGINA LOUREDO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<text:span text:style-name="T3">ALINE BARBOZA ALCANTARA DE CARVALHO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<text:span text:style-name="T3">ALINE MARI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<text:span text:style-name="T3">ALINE NUNE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<text:span text:style-name="T3">ALINE RIBEIRO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<text:span text:style-name="T3">ALINE WILTSHIRE CARVALHO RODRIGUES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400" calcext:value-type="float">
            <text:p>400,00</text:p>
          </table:table-cell>
          <table:table-cell table:style-name="ce13" office:value-type="float" office:value="266.6" calcext:value-type="float">
            <text:p>266,6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666.6" calcext:value-type="float">
            <text:p>666,60</text:p>
          </table:table-cell>
          <table:table-cell table:number-columns-repeated="984"/>
        </table:table-row>
        <table:table-row table:style-name="ro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<text:span text:style-name="T3">ALLAN DAVIS CARVALHO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<text:span text:style-name="T3">ALLAN SILVEIRA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<text:span text:style-name="T3">ALLANA BRUNA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<text:span text:style-name="T3">ALLANA RACHEL MONTEIRO BATISTA SOARES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<text:span text:style-name="T3">ALLIUSKA CAROLINE DA SILVA OLIVEIRA SOBRAL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<text:span text:style-name="T3">ALONSO GOMES CAMPO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<text:span text:style-name="T3">AMANDA CARVALHO PAIVA DE ALMEIDA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<text:span text:style-name="T3">AMILTON NEVES BRIT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<text:span text:style-name="T3">ANA CARLA MORAIS DE SOUZA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<text:span text:style-name="T3">ANA CAROLINA OLIVEIRA D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<text:span text:style-name="T3">ANA CELIA BARBOSA MATI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52.43" calcext:value-type="float">
            <text:p>1.252,43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252.43" calcext:value-type="float">
            <text:p>1.252,43</text:p>
          </table:table-cell>
          <table:table-cell table:number-columns-repeated="984"/>
        </table:table-row>
        <table:table-row table:style-name="ro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<text:span text:style-name="T3">ANA CELIA GUIMARAES PRADO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3">ANA CHRISTINA SOUZA BRANDI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84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<text:span text:style-name="T3">ANA CLAUDIA MACHADO COSTA MO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<text:span text:style-name="T3">ANA CRISTINA ARAGA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<text:span text:style-name="T3">ANA CRISTINA CARVALHO BARROS</text:span></text:p>
          </table:table-cell>
          <table:table-cell table:style-name="ce8" office:value-type="string" calcext:value-type="string">
            <text:p><text:span text:style-name="T3">ENFERMEIRA - requisitad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420" calcext:value-type="float">
            <text:p>420,0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420" calcext:value-type="float">
            <text:p>420,00</text:p>
          </table:table-cell>
          <table:table-cell table:number-columns-repeated="984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<text:span text:style-name="T3">ANA GALGANE P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<text:span text:style-name="T3">ANA KARLA LIMA SANTOS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<text:span text:style-name="T3">ANA LEILA COSTA GARCEZ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AUXILIAR DE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<text:span text:style-name="T3">ANA MARIA MENEZES SANT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<text:span text:style-name="T3">ANA MARIA MENEZES TAPIO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<text:span text:style-name="T3">ANA PATRICIA FONTES DA SILVA VILLACOR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<text:span text:style-name="T3">ANA PAULA DE JESUS PASSOS LU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 PROMOTORIA DE JUSTIÇ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<text:span text:style-name="T3">ANA PAULA MACHADO COSTA MENES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<text:span text:style-name="T3">ANA PAULA PER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<text:span text:style-name="T3">ANA PAULA SOUZA VI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<text:span text:style-name="T3">ANA SOARES DE SOUZ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<text:span text:style-name="T3">ANDERSON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<text:span text:style-name="T3">ANDERSON NASCIMENTO</text:span></text:p>
          </table:table-cell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<text:span text:style-name="T3">ANDERSON VIANA SOUZ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<text:span text:style-name="T3">ANDRE ARAGAO DA FONSECA </text:span></text:p>
          </table:table-cell>
          <table:table-cell table:style-name="ce8" office:value-type="string" calcext:value-type="string">
            <text:p><text:span text:style-name="T3">Assessor Adjunto da Dir. Plan. Or. e P. Contábil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<text:span text:style-name="T3">ANDRE DE ASEVED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<text:span text:style-name="T3">ANDRE DOS SANTOS SOUZA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GESTAO DE PESSOAS - INSTITUCION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<text:span text:style-name="T3">ANDRE LIMA FEITOZ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<text:span text:style-name="T3">ANDRE LUCAS ALMADA MARINHO P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<text:span text:style-name="T3">ANDRE LUIZ MENEZES GUIMARAES</text:span></text:p>
          </table:table-cell>
          <table:table-cell table:style-name="ce8" office:value-type="string" calcext:value-type="string">
            <text:p><text:span text:style-name="T3">Chefe do Núcleo de Empenh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<text:span text:style-name="T3">ANDRE ROLLEMBERG MENDONÇA</text:span></text:p>
          </table:table-cell>
          <table:table-cell table:style-name="ce8" office:value-type="string" calcext:value-type="string">
            <text:p><text:span text:style-name="T3">COORDENADOR DA CENTRAL DE DILIGÊNCIAS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<text:span text:style-name="T3">ANDREA DOS ANJOS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<text:span text:style-name="T3">ANDREA LEITE TORR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<text:span text:style-name="T3">ANDREA MARIA PRATA MARTIN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<text:span text:style-name="T3">ANDRESSA PEDRAL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<text:span text:style-name="T3">ANGELO MARCIO ARAGAO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<text:span text:style-name="T3">ANITA SANTIAGO ROCH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<text:span text:style-name="T3">ANNA CARLA ANDRADE DA SILVA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CENTRO DE APOIO OPERACIONAL DE DEFESA DOS DIREIT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<text:span text:style-name="T3">ANNA CAROLINA SANTOS NUN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span text:style-name="T3">ANNA KARINA ROLIM CARTAX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<text:span text:style-name="T3">ANNE CAROLYNE OLIVEIRA SANTO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<text:span text:style-name="T3">ANTONIO AUTRAN SANTOS ALVE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<text:span text:style-name="T3">ANTONIO CARLOS ANDRADE D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<text:span text:style-name="T3">ANTONIO CARLOS NASCIMENT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<text:span text:style-name="T3">ANTONIO CESAR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<text:span text:style-name="T3">ANTONIO DIEGO CARDOSO VIANA</text:span></text:p>
          </table:table-cell>
          <table:table-cell table:style-name="ce8" office:value-type="string" calcext:value-type="string">
            <text:p><text:span text:style-name="T3">Coordenador da Div. de C. e G.  de Estagiári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<text:span text:style-name="T3">ANTONIO FERNANDES DA SILVA JUNIOR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640.67" calcext:value-type="float">
            <text:p>4.640,67</text:p>
          </table:table-cell>
          <table:table-cell table:number-columns-repeated="984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<text:span text:style-name="T3">ANTONIO RESENDE NETO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4"/>
        </table:table-row>
        <table:table-row table:style-name="ro4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span text:style-name="T3">ANTONIO RICARDO MENDONÇA DE ALMEID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<text:span text:style-name="T3">ANTONIO SERGIO CARVALHO SOUZA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<text:span text:style-name="T3">ANTONIO TELES LEITE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<text:span text:style-name="T3">ANTONIO VIAN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<text:span text:style-name="T3">ARACELE GUIMARÃES DOS SANTOS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<text:span text:style-name="T3">ARANDA  GOMES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<text:span text:style-name="T3">ARIELE ROCHA FELICIO CAVALCANTI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<text:span text:style-name="T3">ARILMA VIANA DA FONSECA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984"/>
        </table:table-row>
        <table:table-row table:style-name="ro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<text:span text:style-name="T3">ARNALDO BARRETTO 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<text:span text:style-name="T3">ARNALDO FIGUEIREDO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84"/>
        </table:table-row>
        <table:table-row table:style-name="ro4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<text:span text:style-name="T3">AROLDINA ARAGAO SOUZA DUAR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<text:span text:style-name="T3">AROLDO LUIZ NOGUEIRA SOARE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<text:span text:style-name="T3">ARTUR LEANDRO DA COSTA  OLIVEI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<text:span text:style-name="T3">ARTUR OSCAR NABUCO DAVIL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span text:style-name="T3">ARTUR PEREIRA DOS REIS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<text:span text:style-name="T3">ATHOS BRITO DO AM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<text:span text:style-name="T3">AUGUSTO CESAR LEITE DE RESEN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<text:span text:style-name="T3">AUGUSTO CESAR LOBAO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<text:span text:style-name="T3">AUGUSTO FLAVIO SOUZA MENDONCA</text:span></text:p>
          </table:table-cell>
          <table:table-cell table:style-name="ce8" office:value-type="string" calcext:value-type="string">
            <text:p><text:span text:style-name="T3">Assessor de Imprensa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<text:span text:style-name="T3">AUGUSTO VINICIO FREIR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<text:span text:style-name="T3">AYMIR RALIN PIRES ATHAY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span text:style-name="T3">BARBARA FERREIRA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<text:span text:style-name="T3">BELARMINO ALVES DOS ANJO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<text:span text:style-name="T3">BERENICE ANDRADE DE MEL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<text:span text:style-name="T3">BILLY CARDOSO SOARES</text:span></text:p>
          </table:table-cell>
          <table:table-cell table:style-name="ce8" office:value-type="string" calcext:value-type="string">
            <text:p><text:span text:style-name="T3">ASSISTENTE TECNICO-ADMINISTRATIVO requisitad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<text:span text:style-name="T3">BRENO AMORIM DE BRI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<text:span text:style-name="T3">BRUNA BARRETO NUNE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span text:style-name="T3">BRUNA KAROLINE ALVES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<text:span text:style-name="T3">BRUNA TAYNARA DA SILV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<text:span text:style-name="T3">BRUNO CARVALHO DE ALENCA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<text:span text:style-name="T3">BRUNO GARCIA CRUZ DE HOLANDA CAVALCAN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<text:span text:style-name="T3">BRUNO LEMO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<text:span text:style-name="T3">BRUNO MELO MOU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84.93" calcext:value-type="float">
            <text:p>4.884,93</text:p>
          </table:table-cell>
          <table:table-cell table:number-columns-repeated="984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<text:span text:style-name="T3">BRUNO OLIVEIRA  FAL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<text:span text:style-name="T3">BRUNO RAMOS ELOY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<text:span text:style-name="T3">CAIO NABUCO DAVILA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<text:span text:style-name="T3">CAMILA MEDEIROS DE SOUZA MELO VILA NO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<text:span text:style-name="T3">CAMILA NUNES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<text:span text:style-name="T3">CARINA ALVES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<text:span text:style-name="T3">CARLA ROCHA BARRETO HORA DE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<text:span text:style-name="T3">CARLOS AUGUSTO ALCANTARA MACHAD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043.79" calcext:value-type="float">
            <text:p>6.043,7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043.79" calcext:value-type="float">
            <text:p>6.043,79</text:p>
          </table:table-cell>
          <table:table-cell table:number-columns-repeated="984"/>
        </table:table-row>
        <table:table-row table:style-name="ro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<text:span text:style-name="T3">CARLOS CESAR SOUZA SOAR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<text:span text:style-name="T3">CARLOS FERNANDO AQUINO MO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<text:span text:style-name="T3">CARLOS HENRIQUE DE MELO CONCEIÇÃO</text:span></text:p>
          </table:table-cell>
          <table:table-cell table:style-name="ce8" office:value-type="string" calcext:value-type="string">
            <text:p><text:span text:style-name="T3">COORDENADOR DE ACOMP. DE ATIV. JUDICIAIS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<text:span text:style-name="T3">CARLOS HENRIQUE SIQUEIRA RIBEIR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<text:span text:style-name="T3">CARLOS ISSAC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<text:span text:style-name="T3">CARMEM MESQUIT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<text:span text:style-name="T3">CARMEN LUCIA BUARQUE DE GUSM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<text:span text:style-name="T3">CAROLINE BUENOS AIRES MONT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<text:span text:style-name="T3">CAROLINE LEÃO NOGUEIRA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<text:span text:style-name="T3">CAROLINE OLIVEIRA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<text:span text:style-name="T3">CAROLINE VIVAS GONCALVES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<text:span text:style-name="T3">CATIANE DOS SANT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<text:span text:style-name="T3">CAYO RUBENS CASTILHANO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<text:span text:style-name="T3">CECILIA NOGUEIRA GUIMARAES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<text:span text:style-name="T3">CELENE SOCORRO DE MORAES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<text:span text:style-name="T3">CELIA REGINA SANTOS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span text:style-name="T3">CELSO LUIS DORIA LE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<text:span text:style-name="T3">CIBELLE MACHADO DE SOUZA ENOMO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<text:span text:style-name="T3">CINTHIA CARDOZO  ROZA  DE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<text:span text:style-name="T3">CINTHIA MAGNO SANTOS LEÃ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<text:span text:style-name="T3">CLAUDIA DANIELA DE FREITAS SILVEIRA FRANC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<text:span text:style-name="T3">CLAUDIA DE OLIVEIRA MENDONCA BARROS</text:span></text:p>
          </table:table-cell>
          <table:table-cell table:style-name="ce8" office:value-type="string" calcext:value-type="string">
            <text:p><text:span text:style-name="T3">CAPITÃ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<text:span text:style-name="T3">CLAUDIA DO AMARAL CALMON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<text:span text:style-name="T3">CLAUDIA ERNESTA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<text:span text:style-name="T3">CLAUDIA REGINA SANTOS LIMA GETIR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<text:span text:style-name="T3">CLAUDIA VIRGINIA OLIVER DE 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<text:span text:style-name="T3">CLAUDIO ROBERTO ALFREDO DE SOU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<text:span text:style-name="T3">CLEANE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<text:span text:style-name="T3">CLEIDINALDO TAV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<text:span text:style-name="T3">CLELIO MAIA SANTOS</text:span></text:p>
          </table:table-cell>
          <table:table-cell table:style-name="ce8" office:value-type="string" calcext:value-type="string">
            <text:p><text:span text:style-name="T3">ASSESSOR DE GESTAO DE PESSOAS II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<text:span text:style-name="T3">CLESIA MARIA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<text:span text:style-name="T3">CONCEICAO FONTES FELIX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<text:span text:style-name="T3">CRISTIANE BARRETO PAIVA</text:span></text:p>
          </table:table-cell>
          <table:table-cell table:style-name="ce8" office:value-type="string" calcext:value-type="string">
            <text:p><text:span text:style-name="T3">COORDENADOR DA DIVISÃO DE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949.74" calcext:value-type="float">
            <text:p>1.949,74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949.74" calcext:value-type="float">
            <text:p>1.949,74</text:p>
          </table:table-cell>
          <table:table-cell table:number-columns-repeated="984"/>
        </table:table-row>
        <table:table-row table:style-name="ro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<text:span text:style-name="T3">CRISTIANNE DELGADO CARVALHO PESSOA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<text:span text:style-name="T3">DAIANE SILVA SAMPAIO LOB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<text:span text:style-name="T3">DANIEL ARAUJO RAM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style-name="ce13" office:value-type="float" office:value="400" calcext:value-type="float">
            <text:p>40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<text:span text:style-name="T3">DANIEL CARNEIRO DUARTE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<text:span text:style-name="T3">DANIEL DE BARROS BRANCO CAJU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<text:span text:style-name="T3">DANIEL DIAS SANTA R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<text:span text:style-name="T3">DANIEL RIBEIRO DA SILVEIR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<text:span text:style-name="T3">DANIELLE COSTA MENDON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<text:span text:style-name="T3">DANIELLE TAVARES DA SILVA DRAPA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<text:span text:style-name="T3">DANILO BUARQUE COU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<text:span text:style-name="T3">DANILO JOSE AMARAL GOULART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3">DARCILO MELO COS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<text:span text:style-name="T3">DARLY GIULIA SANTOS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<text:span text:style-name="T3">DAVID ALBERTO FONTES GONZALEZ CASTANED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<text:span text:style-name="T3">DAYSE MORA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<text:span text:style-name="T3">DEBORA CARDOSO CAVALHER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<text:span text:style-name="T3">DEBORA DA SILV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<text:span text:style-name="T3">DEIJANIRO JONA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407.75" calcext:value-type="float">
            <text:p>2.407,75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791.82" calcext:value-type="float">
            <text:p>4.791,8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<text:span text:style-name="T3">DEJAIR DA COSTA TAVARE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<text:span text:style-name="T3">DENISE COELHO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<text:span text:style-name="T3">DENISE DOS SANTOS COSTA </text:span></text:p>
          </table:table-cell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<text:span text:style-name="T3">DENISE OLIVEIRA DE SANTAN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<text:span text:style-name="T3">DENISSON SANTANA DOS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<text:span text:style-name="T3">DENISSON SOARES BEZ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<text:span text:style-name="T3">DENIVAL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385.36" calcext:value-type="float">
            <text:p>3.385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<text:span text:style-name="T3">DENIVAN RODRIGUES FREIRE</text:span></text:p>
          </table:table-cell>
          <table:table-cell table:style-name="ce8" office:value-type="string" calcext:value-type="string">
            <text:p><text:span text:style-name="T3">Assessor do Coord. da D. Adm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<text:span text:style-name="T3">DENNIS CHRISTIAN NUNES DE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<text:span text:style-name="T3">DHIOGO LIMA VELOZ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<text:span text:style-name="T3">DIEGO ALVES BISP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74.16" calcext:value-type="float">
            <text:p>74,1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74.16" calcext:value-type="float">
            <text:p>74,1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<text:span text:style-name="T3">DIEGO GARCIA CRUZ CARVALH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<text:span text:style-name="T3">DIEGO GOUVEIA PESSOA DE LIM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<text:span text:style-name="T3">DIEGO SOARES RIBEIRO</text:span></text:p>
          </table:table-cell>
          <table:table-cell table:style-name="ce8" office:value-type="string" calcext:value-type="string">
            <text:p><text:span text:style-name="T3">COORDENADOR DA DIVISÃO FINANCEIRA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<text:span text:style-name="T3">DIOGO HENRIQUE PEREIRA MONTALV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<text:span text:style-name="T3">DORVALINA TELES DANTAS CECHINE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<text:span text:style-name="T3">DOUGLAS SOARES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<text:span text:style-name="T3">EDILENILZA DA SILVA SOUZA MACED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<text:span text:style-name="T3">EDJILDA RESENDE DE LIMA GUER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<text:span text:style-name="T3">EDSON DOS SANTOS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<text:span text:style-name="T3">EDUARDO ALBERTO FREIRE DE ALMEIDA SEAB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<text:span text:style-name="T3">EDUARDO ANTONIO SEAB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<text:span text:style-name="T3">EDUARDO BARRETO DAVILA FONT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9590.02" calcext:value-type="float">
            <text:p>9.590,0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9590.02" calcext:value-type="float">
            <text:p>9.590,02</text:p>
          </table:table-cell>
          <table:table-cell table:number-columns-repeated="984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<text:span text:style-name="T3">EDUARDO DE CABRAL MENEZ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<text:span text:style-name="T3">EDUARDO DE SOUSA CARVALH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<text:span text:style-name="T3">EDUARDO FARIA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<text:span text:style-name="T3">EDUARDO FRANKLIN MIRANDA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<text:span text:style-name="T3">EDUARDO LIMA DE MA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<text:span text:style-name="T3">EDUARDO VIEIRA DOS SANTOS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span text:style-name="T3">EDVALD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<text:span text:style-name="T3">EDYLENO ITALO SANTOS SODR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<text:span text:style-name="T3">ELAINE PESSO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<text:span text:style-name="T3">ELBER GONCALVES DOS ANJ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<text:span text:style-name="T3">ELDA MARIA GONCALVES MENEZES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<text:span text:style-name="T3">ELEN ROSE SOUZA SANT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<text:span text:style-name="T3">ELENICE PIRES DAMACE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O TRIBUNAL DO JURI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<text:span text:style-name="T3">ELIANE CARNEIRO FRANCO</text:span></text:p>
          </table:table-cell>
          <table:table-cell table:style-name="ce8" office:value-type="string" calcext:value-type="string">
            <text:p><text:span text:style-name="T3">AUX.ADMINISTRATIVO - requisitad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<text:span text:style-name="T3">ELIANE GOES DA SILVA MONTE ALEGRE</text:span></text:p>
          </table:table-cell>
          <table:table-cell table:style-name="ce8" office:value-type="string" calcext:value-type="string">
            <text:p><text:span text:style-name="T3">* ADVOGAD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<text:span text:style-name="T3">ELISGARDENIA RODRIGUES MACEN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 PROMOTORIA DE JUSTIÇ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<text:span text:style-name="T3">ELIZALDO DIAS DOS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<text:span text:style-name="T3">ELOANDERSON DANTAS BATI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<text:span text:style-name="T3">ELZA CESPEDES RAMOS SIQU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<text:span text:style-name="T3">ELZA LORENZA QUARANTA LEIT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<text:span text:style-name="T3">EMERSON OLIVEIRA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<text:span text:style-name="T3">EMILSON CHAGAS 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3">ENID SANTOS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<text:span text:style-name="T3">ERIC VINICIUS MOURA DANTAS</text:span></text:p>
          </table:table-cell>
          <table:table-cell table:style-name="ce8" office:value-type="string" calcext:value-type="string">
            <text:p><text:span text:style-name="T3">CHEFE DO SETOR DE ALMOXARIFAD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<text:span text:style-name="T3">ERICA LUIZE LIM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<text:span text:style-name="T3">ERICK JULIANO DOS SANTOS FERR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2991.2" calcext:value-type="float">
            <text:p>12.991,2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2991.2" calcext:value-type="float">
            <text:p>12.991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<text:span text:style-name="T3">ERIKA VALERIA CABRAL TAVARES REZEN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<text:span text:style-name="T3">ERLON LEAL MARTIN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3">ERNESTO ANIZIO AZEVEDO MEL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<text:span text:style-name="T3">ESTACIO MOREIRA DE ARIMATE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<text:span text:style-name="T3">ETELIO DE CARVALHO PRADO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<text:span text:style-name="T3">EUCLIDES OLEGARIO NETO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<text:span text:style-name="T3">EUVALDO MENESES ALV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<text:span text:style-name="T3">EUZA MARIA GENTIL MISSANO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795.94" calcext:value-type="float">
            <text:p>1.795,9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95.94" calcext:value-type="float">
            <text:p>1.795,94</text:p>
          </table:table-cell>
          <table:table-cell table:number-columns-repeated="984"/>
        </table:table-row>
        <table:table-row table:style-name="ro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<text:span text:style-name="T3">EVA CECILIA TRINDADE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<text:span text:style-name="T3">EVERALDO DA SILVA CERQUEIRA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<text:span text:style-name="T3">EVERTON CARLOS SANTOS RECCHI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<text:span text:style-name="T3">EVERTON OLIVEIRA ANGELO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<text:span text:style-name="T3">EVERTON REGO G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<text:span text:style-name="T3">EVERTON SOUZ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<text:span text:style-name="T3">EVILIN OLIVEIRA SANTOS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<text:span text:style-name="T3">EWERTON FARIA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NUCLEO DE INTELIGENCIA INSTITUCION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<text:span text:style-name="T3">EWERTON PEREIRA FONSEC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<text:span text:style-name="T3">FABIA PRISCILLA DE ARAUJ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<text:span text:style-name="T3">FABIANA CARVALHO VIANA FRANC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<text:span text:style-name="T3">FABIANA LIM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<text:span text:style-name="T3">FABIO ANTONIO LEI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<text:span text:style-name="T3">FABIO AUGUSTO MENEZES SANTOS</text:span></text:p>
          </table:table-cell>
          <table:table-cell table:style-name="ce8" office:value-type="string" calcext:value-type="string">
            <text:p><text:span text:style-name="T3">Chefe do Setor de Estat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<text:span text:style-name="T3">FABIO COST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<text:span text:style-name="T3">FABIO ERIK MONTE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<text:span text:style-name="T3">FABIO MANGUEIRA DA CRUZ NUNES</text:span></text:p>
          </table:table-cell>
          <table:table-cell table:style-name="ce8" office:value-type="string" calcext:value-type="string">
            <text:p><text:span text:style-name="T3">AGENTE POLICIAL JUD - REQUISITADO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<text:span text:style-name="T3">FABIO OLIVEIRA UCHO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<text:span text:style-name="T3">FABIO PINHEIRO SILVA DE MENEZ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<text:span text:style-name="T3">FABIO PUTUMUJU DE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73.38" calcext:value-type="float">
            <text:p>373,3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73.38" calcext:value-type="float">
            <text:p>373,38</text:p>
          </table:table-cell>
          <table:table-cell table:number-columns-repeated="984"/>
        </table:table-row>
        <table:table-row table:style-name="ro4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<text:span text:style-name="T3">FABIO SILVA TORRES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<text:span text:style-name="T3">FABIO VIEGAS MENDONCA DE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4"/>
        </table:table-row>
        <table:table-row table:style-name="ro4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<text:span text:style-name="T3">FABRICIO EMMANUEL LIM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<text:span text:style-name="T3">FELIPE AUGUSTO RIBEIRO VI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<text:span text:style-name="T3">FELIPE LEANDRO PODEROSO BISPO DA MO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<text:span text:style-name="T3">FELIPE RIBEIRO ALMICO FRAG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<text:span text:style-name="T3">FELIX CARBALLAL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<text:span text:style-name="T3">FELLIPE BARRO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<text:span text:style-name="T3">FERNANDA ARAGAO DAMASCE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<text:span text:style-name="T3">FERNANDA CAMP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<text:span text:style-name="T3">FERNANDA RAMOS ARAUJO SOBRAL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<text:span text:style-name="T3">FERNANDA SANTOS SOUS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<text:span text:style-name="T3">FERNANDA SILVA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<text:span text:style-name="T3">FERNANDA TAGEANNE CORREIA GAM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<text:span text:style-name="T3">FERNANDO HENRIQUE VIEIRA TRINDADE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<text:span text:style-name="T3">FLAMARION D AVILA FONTES 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<text:span text:style-name="T3">FLAVIA ARAUJO BARRET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<text:span text:style-name="T3">FLAVIA FRANCO DO PRADO CARVA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<text:span text:style-name="T3">FLAVIA PATRICIA SANTOS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<text:span text:style-name="T3">FLAVIAN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4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<text:span text:style-name="T3">FLAVIO FONSEC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<text:span text:style-name="T3">FLAVIO FONSECA SILV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<text:span text:style-name="T3">FLAVIO PRADO FONSE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<text:span text:style-name="T3">FLAVIO SILVA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<text:span text:style-name="T3">FRANCISCO FERREIRA DE LIMA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<text:span text:style-name="T3">FRANCISCO JOSE DE OLIVEIR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<text:span text:style-name="T3">FRANCISCO MODESTO DOS PASSOS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<text:span text:style-name="T3">FRANCISLENE FISCINA GARCEZ</text:span></text:p>
          </table:table-cell>
          <table:table-cell table:style-name="ce8" office:value-type="string" calcext:value-type="string">
            <text:p><text:span text:style-name="T3">FISCAL DE TRIBUTO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<text:span text:style-name="T3">GABRIELA ANDRADE 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<text:span text:style-name="T3">GEORGE VICTOR FREIRE DUAR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<text:span text:style-name="T3">GERALDO CEZAR BARROS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<text:span text:style-name="T3">GERALDO MELO DE OLIVEIR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<text:span text:style-name="T3">GERSICA DAYANE SOUZA SANTOS </text:span></text:p>
          </table:table-cell>
          <table:table-cell table:style-name="ce8" office:value-type="string" calcext:value-type="string">
            <text:p><text:span text:style-name="T3">ASSESSOR DO NUCLEO DE LIQUIDAÇAO E PAGAMENT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<text:span text:style-name="T3">GESSICA SANTOS SOUZA CABRAL</text:span></text:p>
          </table:table-cell>
          <table:table-cell table:style-name="ce8" office:value-type="string" calcext:value-type="string">
            <text:p><text:span text:style-name="T3">Chefe do Núcleo de Comunicaçã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<text:span text:style-name="T3">GICELE MARA CAVALCANTE DAVILA FONT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<text:span text:style-name="T3">GILBERTO DORIA DANTA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<text:span text:style-name="T3">GILDETE XAVIER ALMEID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<text:span text:style-name="T3">GILTON FEITOSA CONCEIC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<text:span text:style-name="T3">GILVAN OLIVEIRA DE REZEND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984"/>
        </table:table-row>
        <table:table-row table:style-name="ro4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<text:span text:style-name="T3">GILVANIA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<text:span text:style-name="T3">GILZA ALMEIDA ROSARIO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<text:span text:style-name="T3">GISELLE  IMBASSAHY MESSIA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<text:span text:style-name="T3">GISLAINE FELIX DE CARVALHO CASTRO</text:span></text:p>
          </table:table-cell>
          <table:table-cell table:style-name="ce8" office:value-type="string" calcext:value-type="string">
            <text:p><text:span text:style-name="T3">Assessor da Div. de G. de Pess. e Ad, Av. e M. de Servidore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<text:span text:style-name="T3">GIULLIANO LEMOS ALVES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<text:span text:style-name="T3">GIVANILSON SANTOS DE JESUS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ACOMPANHAMENTO ORCAMENTARIO E ANALISE ECONOM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<text:span text:style-name="T3">GLADEMIR GONCALVES DE FRANCA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<text:span text:style-name="T3">GLAUCIA DE ALBUQUERQUE GARCI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3">GLAUCIA QUEIROZ DE MORA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<text:span text:style-name="T3">GLAUCIA TELES DE SOUSA NASCIMENTO</text:span></text:p>
          </table:table-cell>
          <table:table-cell table:style-name="ce8" office:value-type="string" calcext:value-type="string">
            <text:p><text:span text:style-name="T3">RECEPCIONISTA-requisitad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<text:span text:style-name="T3">GLAUCO LUIZ REZENDE DE CARVA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<text:span text:style-name="T3">GLEBERTON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<text:span text:style-name="T3">GLEISE CHRISTINE NUNES DE FREITA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<text:span text:style-name="T3">GONCALO RIBEIRO DE MEL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<text:span text:style-name="T3">GRACE DE OLIVEIRA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<text:span text:style-name="T3">GRASIELE ROSARI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<text:span text:style-name="T3">GREYCE MENDONÇA BELÉM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<text:span text:style-name="T3">GREZIEL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<text:span text:style-name="T3">GUSTAVO MENDONCA RODRIGU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<text:span text:style-name="T3">HEBERT DA SILVA FERR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<text:span text:style-name="T3">HELEN MARTHA DIA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<text:span text:style-name="T3">HELENA CHRISTINA DE ALMEID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621.52" calcext:value-type="float">
            <text:p>2.621,5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<text:span text:style-name="T3">HELENO AVILA DOS SANTO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<text:span text:style-name="T3">HELOISA GAMA DE SAL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<text:span text:style-name="T3">HENRIQUE RIBEIRO CARDOS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<text:span text:style-name="T3">HONORINA JAMILLY ALMEIDA NOV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<text:span text:style-name="T3">HUDSON DE JESUS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<text:span text:style-name="T3">IANNY CAROLINY ALMEIDA SIL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<text:span text:style-name="T3">IARA PINHEIRO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<text:span text:style-name="T3">IDIBERTO BORGES DA SILVA</text:span></text:p>
          </table:table-cell>
          <table:table-cell table:style-name="ce8" office:value-type="string" calcext:value-type="string">
            <text:p><text:span text:style-name="T3">MENSAGEIRO - requisitad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<text:span text:style-name="T3">IGOR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469.08" calcext:value-type="float">
            <text:p>469,08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469.08" calcext:value-type="float">
            <text:p>469,08</text:p>
          </table:table-cell>
          <table:table-cell table:number-columns-repeated="984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<text:span text:style-name="T3">ILANA CHAGAS FERRO COELHO DA PA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<text:span text:style-name="T3">IRINALDO JOSE DOS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<text:span text:style-name="T3">ISABEL CHRISTINA PRAZERES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<text:span text:style-name="T3">ISABELA DE ARAGAO DOR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<text:span text:style-name="T3">ISABELLE CRISTINE DA SILVA FRAZ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<text:span text:style-name="T3">ITALO PEREIRA TELE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88.06" calcext:value-type="float">
            <text:p>388,06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88.06" calcext:value-type="float">
            <text:p>388,06</text:p>
          </table:table-cell>
          <table:table-cell table:number-columns-repeated="984"/>
        </table:table-row>
        <table:table-row table:style-name="ro4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<text:span text:style-name="T3">ITAMAR MARQUES AMARAL JUNIOR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<text:span text:style-name="T3">IURI MARCEL MENEZES BORG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<text:span text:style-name="T3">IVAN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<text:span text:style-name="T3">IVAN VIEIRA DE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<text:span text:style-name="T3">IVANDILSON DE MOURA F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<text:span text:style-name="T3">IVES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<text:span text:style-name="T3">IZABELA ROSA VI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<text:span text:style-name="T3">IZAC SILVA DE JESUS 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DE APOIO AOS PROMOTORES ELEITORAIS - COAP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<text:span text:style-name="T3">JACQUELINE ALMEI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<text:span text:style-name="T3">JACQUELINE CARVALHO NABUCO D AVILA CESPEDES</text:span></text:p>
          </table:table-cell>
          <table:table-cell table:style-name="ce8" office:value-type="string" calcext:value-type="string">
            <text:p><text:span text:style-name="T3">PEDAGOG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<text:span text:style-name="T3">JACQUELINE D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<text:span text:style-name="T3">JACQUELINE MONTE DE HOLLAN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65.74" calcext:value-type="float">
            <text:p>165,74</text:p>
          </table:table-cell>
          <table:table-cell table:style-name="ce13" office:value-type="float" office:value="2338.66" calcext:value-type="float">
            <text:p>2.338,66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491.67" calcext:value-type="float">
            <text:p>1.491,67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491.67" calcext:value-type="float">
            <text:p>1.491,67</text:p>
          </table:table-cell>
          <table:table-cell table:number-columns-repeated="984"/>
        </table:table-row>
        <table:table-row table:style-name="ro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<text:span text:style-name="T3">JAQUELINE BAPTISTA DE ALMEIDA</text:span></text:p>
          </table:table-cell>
          <table:table-cell table:style-name="ce8" office:value-type="string" calcext:value-type="string">
            <text:p><text:span text:style-name="T3">Assessor do C. Adm. e Pedagógico da E.S.MP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<text:span text:style-name="T3">JARBAS ADELINO SANTO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<text:span text:style-name="T3">JEAN CARLOS DE ANDRADE TINTILIA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<text:span text:style-name="T3">JEAN DE JESUS PI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<text:span text:style-name="T3">JEANE SANTOS NASCIMENT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<text:span text:style-name="T3">JESSICA MATOS CORRE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<text:span text:style-name="T3">JESSICA TAVARE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<text:span text:style-name="T3">JOANA ANGELICA CARREGOS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<text:span text:style-name="T3">JOANA WIRTI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<text:span text:style-name="T3">JOAO ALBERTO LEONARDO CLEMENT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<text:span text:style-name="T3">JOAO BARBOSA DE OLIVEIRA FILHO</text:span></text:p>
          </table:table-cell>
          <table:table-cell table:style-name="ce8" office:value-type="string" calcext:value-type="string">
            <text:p><text:span text:style-name="T3">DETETIVE POL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<text:span text:style-name="T3">JOAO CARLOS NOGUEIRA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<text:span text:style-name="T3">JOAO COSTA DOS SANTOS</text:span></text:p>
          </table:table-cell>
          <table:table-cell table:style-name="ce8" office:value-type="string" calcext:value-type="string">
            <text:p><text:span text:style-name="T3">GARÇON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span text:style-name="T3">JOAO FRANCISCO GAGNO CAMPAGNA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<text:span text:style-name="T3">JOAO HENRIQUE DE MELO ELI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<text:span text:style-name="T3">JOAO PAULO SANTOS BISP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<text:span text:style-name="T3">JOAO RAIMUNDO MOREIRA GUIMA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<text:span text:style-name="T3">JOAO RIBEIRO DE ALMEIDA NET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<text:span text:style-name="T3">JOAO RICARDO ANDRADE COR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<text:span text:style-name="T3">JOAO RODRIGUES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<text:span text:style-name="T3">JOAO RODRIGUE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<text:span text:style-name="T3">JOAQUIM DANTAS CARDOSO NET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NUCLEO DE INTELIGENCIA INSTITUCION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<text:span text:style-name="T3">JOELMA LOPES CUSTODIO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<text:span text:style-name="T3">JOELMA SOARES MACEDO DE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<text:span text:style-name="T3">JORGE MURILO SEIXAS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<text:span text:style-name="T3">JOSE AGNALDO DOS SANTOS</text:span></text:p>
          </table:table-cell>
          <table:table-cell table:style-name="ce8" office:value-type="string" calcext:value-type="string">
            <text:p><text:span text:style-name="T3">AGENTE DE APOIO OPERACIONAL - requisitad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<text:span text:style-name="T3">JOSE AILTON NUN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<text:span text:style-name="T3">JOSE ANCELMO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<text:span text:style-name="T3">JOSE ANCELMO OLIV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4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<text:span text:style-name="T3">JOSE ANDRAD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<text:span text:style-name="T3">JOSE AUGUSTO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<text:span text:style-name="T3">JOSE AVELAR PEREIRA MATTOS SEGUN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CONSELHEIRO - DOUTOR EDUARDO BARRETO DAVILA FONT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<text:span text:style-name="T3">JOSE BONIFACIO DA SILVA JUNIOR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<text:span text:style-name="T3">JOSE BRUNO BATISTA SILVA</text:span></text:p>
          </table:table-cell>
          <table:table-cell table:style-name="ce8" office:value-type="string" calcext:value-type="string">
            <text:p><text:span text:style-name="T3">Chefe do Arquivo Central do MP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span text:style-name="T3">JOSE CARLOS DE OLIVEIRA FILH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<text:span text:style-name="T3">JOSE CARLOS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<text:span text:style-name="T3">JOSE CARLOS MEL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<text:span text:style-name="T3">JOSE CESAR NOBREGA CAVALCANTE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<text:span text:style-name="T3">JOSE CLAUDIANO SILVA DE CARVALHO</text:span></text:p>
          </table:table-cell>
          <table:table-cell table:style-name="ce8" office:value-type="string" calcext:value-type="string">
            <text:p><text:span text:style-name="T3">VIGILANTE - requisitad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<text:span text:style-name="T3">JOSE CLAUDINO DA ROCHA SALE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<text:span text:style-name="T3">JOSE CLAUDIO CARDOSO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<text:span text:style-name="T3">JOSE CLAUDIO DE MATOS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<text:span text:style-name="T3">JOSE CLECIO MACEDO MENES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9077.22" calcext:value-type="float">
            <text:p>19.077,2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9077.22" calcext:value-type="float">
            <text:p>19.077,2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<text:span text:style-name="T3">JOSE COSTA CAVALCANT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<text:span text:style-name="T3">JOSE DA SILVA ARAGA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<text:span text:style-name="T3">JOSE DE FARO MENEZES NETO</text:span></text:p>
          </table:table-cell>
          <table:table-cell table:style-name="ce8" office:value-type="string" calcext:value-type="string">
            <text:p><text:span text:style-name="T3">ADMINISTRADOR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<text:span text:style-name="T3">JOSE DE OLIVEIRA FREITA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<text:span text:style-name="T3">JOSE DE OLIVEIRA FREITAS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<text:span text:style-name="T3">JOSE DERNIVAL DA SILVA SANTOS FILHO</text:span></text:p>
          </table:table-cell>
          <table:table-cell table:style-name="ce8" office:value-type="string" calcext:value-type="string">
            <text:p><text:span text:style-name="T3">ASSESSOR DO COORDENADOR DA DIVISAO DE PATRIMONI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<text:span text:style-name="T3">JOSE EDSON CARDOSO 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<text:span text:style-name="T3">JOSE EVILASIO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62.24" calcext:value-type="float">
            <text:p>62,2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2.24" calcext:value-type="float">
            <text:p>62,2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<text:span text:style-name="T3">JOSE FERNANDO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<text:span text:style-name="T3">JOSE ISAU DE LIMA FRANCA</text:span></text:p>
          </table:table-cell>
          <table:table-cell table:style-name="ce8" office:value-type="string" calcext:value-type="string">
            <text:p><text:span text:style-name="T3">COORDENADOR DA DIVISÃO DE ENG. E MANUTENÇÃ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<text:span text:style-name="T3">JOSE JORGE DE MATOS LESS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6659.78" calcext:value-type="float">
            <text:p>16.659,78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659.78" calcext:value-type="float">
            <text:p>16.659,7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<text:span text:style-name="T3">JOSE LUCAS CARVALHO RIBEIRO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<text:span text:style-name="T3">JOSE LUCAS DA SILV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<text:span text:style-name="T3">JOSE LUCAS SANTOS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<text:span text:style-name="T3">JOSE MAGALHAES DE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<text:span text:style-name="T3">JOSE MARIO DA CRUZ COS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<text:span text:style-name="T3">JOSE MARLUCIO MONTEIRO FERREIRA</text:span></text:p>
          </table:table-cell>
          <table:table-cell table:style-name="ce8" office:value-type="string" calcext:value-type="string">
            <text:p><text:span text:style-name="T3">Coordenador da Div. Perícia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<text:span text:style-name="T3">JOSE MICAEL BISPO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<text:span text:style-name="T3">JOSE MIRANDA SOUZ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span text:style-name="T3">JOSE RENATO LIMA SAMPA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<text:span text:style-name="T3">JOSE RICARDO ALVES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<text:span text:style-name="T3">JOSE RONALD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<text:span text:style-name="T3">JOSE RONY SILVA ALMEI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<text:span text:style-name="T3">JOSE SACRAMENTO DOS  SANTO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<text:span text:style-name="T3">JOSENIAS FRANCA DO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4"/>
        </table:table-row>
        <table:table-row table:style-name="ro4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<text:span text:style-name="T3">JOUBERTO UCHOA DE MENDONC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<text:span text:style-name="T3">JUCIARA REI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<text:span text:style-name="T3">JULIANA CHECCUCCI CARBALL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<text:span text:style-name="T3">JULIANA COUTO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<text:span text:style-name="T3">JULIANA DA COSTA MACIEL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<text:span text:style-name="T3">JULIANA DAYSE FREITAS DO SACRAMENTO AQUI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<text:span text:style-name="T3">JULIANA DE BRITTO AMOR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<text:span text:style-name="T3">JULIANA GOMES REZENDE DORI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<text:span text:style-name="T3">JULIANA LUSTOS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<text:span text:style-name="T3">JULIANA PRADO VIEIRA RI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<text:span text:style-name="T3">JULIANA SORAIA DO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<text:span text:style-name="T3">JULIANA VASCONCELOS DE OLIVEIRA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<text:span text:style-name="T3">JULIANE MENDONCA NORO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<text:span text:style-name="T3">JULIANE RIBEIRO DANT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<text:span text:style-name="T3">JULIANE SOARES MARTIN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ESTAGIARI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<text:span text:style-name="T3">JULIANO CAVALCAN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<text:span text:style-name="T3">JULIVAL PIRES REBOUCA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<text:span text:style-name="T3">JUSSARA OLIVEIRA DE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<text:span text:style-name="T3">KARLA CHRISTIANY CRUZ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16.92" calcext:value-type="float">
            <text:p>1.116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<text:span text:style-name="T3">KARLA LIMA DE ALMEI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4"/>
        </table:table-row>
        <table:table-row table:style-name="ro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<text:span text:style-name="T3">KARLA PATRICIA DE ANDRADE MOU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<text:span text:style-name="T3">KATHARINA RESENDE DE LIMA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1ª E 3ª PROMOTORIAS DE JUSTICA DAS EXECUCOES CRIMINA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<text:span text:style-name="T3">KATHERINE TAKAME MIN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PROTECAO AO RIO SAO FRANCISCO E AS NASCENT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<text:span text:style-name="T3">KEIL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<text:span text:style-name="T3">KELFRENN TEIXEIRA RODRIGUES DE MENEZ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4"/>
        </table:table-row>
        <table:table-row table:style-name="ro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<text:span text:style-name="T3">KELLI SOBRAL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23.85" calcext:value-type="float">
            <text:p>123,85</text:p>
          </table:table-cell>
          <table:table-cell table:style-name="ce13" office:value-type="float" office:value="2032.84" calcext:value-type="float">
            <text:p>2.032,8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<text:span text:style-name="T3">KELLY CRISTINE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<text:span text:style-name="T3">KELLY SANTOS PIEDA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<text:span text:style-name="T3">KENI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<text:span text:style-name="T3">KETLYN DE SANTAN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<text:span text:style-name="T3">KEYLLA TEIXEIRA SANTANA ANDRADE FRANC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<text:span text:style-name="T3">KRISTIANE FERREIRA DA SILV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<text:span text:style-name="T3">LAELSON ALCANTARA DE PONTES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<text:span text:style-name="T3">LAIS GOMES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<text:span text:style-name="T3">LARISSA CAROLAINE MENEZES DE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<text:span text:style-name="T3">LARISSA DOS SANTOS SANTANA MA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<text:span text:style-name="T3">LARISSA SOARES GUIMARAES PRADO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<text:span text:style-name="T3">LAURA ELISA MENGEL SIM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<text:span text:style-name="T3">LAURA IMPERATRIZ BATALHA MOREIRA NERY MOURA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984"/>
        </table:table-row>
        <table:table-row table:style-name="ro4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<text:span text:style-name="T3">LEA ALVES SCHLINGMANN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<text:span text:style-name="T3">LEA GOMES DE ANDRADE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DIRETOR ADMINISTRATIV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* TEC. ASSUNTOS HISTORIOGRÁFIC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<text:span text:style-name="T3">LEALDO NUNES LIM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<text:span text:style-name="T3">LEILA MARIA MELO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<text:span text:style-name="T3">LEILAINE SOUZA SANTAN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<text:span text:style-name="T3">LEMUEL SANTOS BOMF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4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<text:span text:style-name="T3">LENILDE NASCIMENTO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<text:span text:style-name="T3">LEOGENEFFER ARAUJO DOS SANTOS</text:span></text:p>
          </table:table-cell>
          <table:table-cell table:style-name="ce8" office:value-type="string" calcext:value-type="string">
            <text:p><text:span text:style-name="T3">Assessor do Arq. Setorial do RH</text:span></text:p>
          </table:table-cell>
          <table:table-cell table:style-name="ce8" office:value-type="string" calcext:value-type="string">
            <text:p><text:span text:style-name="T3">ARQUIVO SETORIAL DO 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<text:span text:style-name="T3">LEONARDO JOSE CAMPOS MAIA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<text:span text:style-name="T3">LEONEL RODRIGUES CHAGAS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<text:span text:style-name="T3">LEYDSON  GADELHA MOR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<text:span text:style-name="T3">LHAIS SAMARA MESSIA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style-name="ce13" office:value-type="float" office:value="400" calcext:value-type="float">
            <text:p>400,00</text:p>
          </table:table-cell>
          <table:table-cell table:style-name="ce13" office:value-type="float" office:value="119.97" calcext:value-type="float">
            <text:p>119,97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519.97" calcext:value-type="float">
            <text:p>519,97</text:p>
          </table:table-cell>
          <table:table-cell table:number-columns-repeated="984"/>
        </table:table-row>
        <table:table-row table:style-name="ro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<text:span text:style-name="T3">LICIA REGIA DOS SANTOS DIAS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<text:span text:style-name="T3">LICIA VANESSA DE ANDRADE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<text:span text:style-name="T3">LIDIANE MEDEIROS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<text:span text:style-name="T3">LIGIA MARIA MONTEIRO DE FIGUEIREDO</text:span></text:p>
          </table:table-cell>
          <table:table-cell table:style-name="ce8" office:value-type="string" calcext:value-type="string">
            <text:p><text:span text:style-name="T3">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<text:span text:style-name="T3">LILIA REJANE LIMA OLIVEIRA CARVALH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<text:span text:style-name="T3">LILIAN DOS SANTOS MACIEL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<text:span text:style-name="T3">LISSANDRO PATRICIUS GOIS SANTO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<text:span text:style-name="T3">LIZANDRA GARDENI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<text:span text:style-name="T3">LORENA DA ROCHA SILVA RIBEIRO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<text:span text:style-name="T3">LUA SILVA SANTO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<text:span text:style-name="T3">LUAN BRUNO BARBOSA DE SOUSA COST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<text:span text:style-name="T3">LUANA DIAS SOARES GARCI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<text:span text:style-name="T3">LUANA FRANC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<text:span text:style-name="T3">LUANA PRATA MONT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<text:span text:style-name="T3">LUANA ROCHA PR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<text:span text:style-name="T3">LUCAS EUGENIO MEL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<text:span text:style-name="T3">LUCAS LEITE MEDEIROS MASCARENH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<text:span text:style-name="T3">LUCIANA BASTOS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<text:span text:style-name="T3">LUCIANA CAVALCANTI NOBREG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<text:span text:style-name="T3">LUCIANA DIAS SOUZ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<text:span text:style-name="T3">LUCIANA DUARTE SOBRAL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<text:span text:style-name="T3">LUCIANA LEONARDO RIBEIRO SILVA DE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span text:style-name="T3">LUCIANA YASMIM SANTOS PASS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<text:span text:style-name="T3">LUCIO JOSE CARDOSO BARRETO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<text:span text:style-name="T3">LUIS CLAUDI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142.02" calcext:value-type="float">
            <text:p>5.142,02</text:p>
          </table:table-cell>
          <table:table-cell table:number-columns-repeated="984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<text:span text:style-name="T3">LUIS FAUSTO DIAS DE VALOIS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4"/>
        </table:table-row>
        <table:table-row table:style-name="ro4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<text:span text:style-name="T3">LUIS FELIPE JORDÃO WANDERLEY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984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<text:span text:style-name="T3">LUIZ ALBERTO MOURA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number-columns-repeated="984"/>
        </table:table-row>
        <table:table-row table:style-name="ro4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<text:span text:style-name="T3">LUIZ CARLOS DA SILV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<text:span text:style-name="T3">LUIZ CARLOS PAIXAO JUNIOR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<text:span text:style-name="T3">LUIZ GONZAGA NETO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<text:span text:style-name="T3">LUIZ GUSTAVO LIM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<text:span text:style-name="T3">LUIZ PEDRO DA COSTA TAVAR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<text:span text:style-name="T3">LUIZ TADEU COSTA MAYNARD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span text:style-name="T3">LUIZ URQUIZA DA NOBREG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<text:span text:style-name="T3">LUIZ VALTER RIBEIRO ROSAR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00.4" calcext:value-type="float">
            <text:p>600,4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00.4" calcext:value-type="float">
            <text:p>600,40</text:p>
          </table:table-cell>
          <table:table-cell table:number-columns-repeated="984"/>
        </table:table-row>
        <table:table-row table:style-name="ro4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<text:span text:style-name="T3">LUZINETE APARECID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<text:span text:style-name="T3">MACIRLEY SANTOS SILVA DE CARVALHO</text:span></text:p>
          </table:table-cell>
          <table:table-cell table:style-name="ce8" office:value-type="string" calcext:value-type="string">
            <text:p><text:span text:style-name="T3">TECNICO EXECUTIVO-requisitad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3">MAGALI LIMA DE MATOS SOAR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<text:span text:style-name="T3">MANOEL CABRAL MACHADO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<text:span text:style-name="T3">MANOELA COSTA MENEZES VALOI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<text:span text:style-name="T3">MARA ALICE BARBOSA PASS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<text:span text:style-name="T3">MARA CAMILA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<text:span text:style-name="T3">MARA RUBIA SANTO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<text:span text:style-name="T3">MARCELA AYRES BRITTO SANTOS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<text:span text:style-name="T3">MARCELA GAMA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<text:span text:style-name="T3">MARCELA LINS MOURA DE FIGUEIR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<text:span text:style-name="T3">MARCELA MAXIMO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<text:span text:style-name="T3">MARCELLA BATISTA GUIMARA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<text:span text:style-name="T3">MARCELO CARDOSO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<text:span text:style-name="T3">MARCELO TORRES DE ARRUDA RAPOS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<text:span text:style-name="T3">MARCIA JAQUELINE OLIVEIRA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number-columns-repeated="984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<text:span text:style-name="T3">MARCIA MENDES UNG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984"/>
        </table:table-row>
        <table:table-row table:style-name="ro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<text:span text:style-name="T3">MARCIA RAFAELLA FREIRE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<text:span text:style-name="T3">MARCIA VALNICE RODRIGUES LIM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<text:span text:style-name="T3">MARCILIO DE SIQUEIRA PIN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A CURADORIA DA FAZENDA PUBL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<text:span text:style-name="T3">MARCIO DOS SANTOS DO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<text:span text:style-name="T3">MARCIO SILVA SIQU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<text:span text:style-name="T3">MARCO TULIO SANTOS DA CONCEI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<text:span text:style-name="T3">MARCONI  ALVES VASCONCEL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<text:span text:style-name="T3">MARCOS ANTONIO BASTOS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<text:span text:style-name="T3">MARCOS CELIO OLIVEIR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<text:span text:style-name="T3">MARCOS MATHEUS DANTAS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<text:span text:style-name="T3">MARCUS VINICIUS MORAIS DE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<text:span text:style-name="T3">MARGARIDA ALVES BRAND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<text:span text:style-name="T3">MARIA APARECIDA DE JESUS FERREIRA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DO 2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<text:span text:style-name="T3">MARIA APARECIDA OLIVEIRA CORREIA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<text:span text:style-name="T3">MARIA APARECIDA SANTOS ROLINO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<text:span text:style-name="T3">MARIA AUXILIADORA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<text:span text:style-name="T3">MARIA AUXILIADORA R. DE OLIVEIR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<text:span text:style-name="T3">MARIA AUXILIADORA S. DE CARVALHO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<text:span text:style-name="T3">MARIA BENILDA BENTO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<text:span text:style-name="T3">MARIA CONCEICAO DE FIGUEIREDO ROLEMBERG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8865.56" calcext:value-type="float">
            <text:p>8.865,56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8865.56" calcext:value-type="float">
            <text:p>8.865,56</text:p>
          </table:table-cell>
          <table:table-cell table:number-columns-repeated="984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<text:span text:style-name="T3">MARIA CRISTINA DA GAMA E SILVA FOZ MENDONÇ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84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<text:span text:style-name="T3">MARIA DA CONCEIÇÃO PAIXA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<text:span text:style-name="T3">MARIA DA CONCEIÇÃ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<text:span text:style-name="T3">MARIA DE LOURDES COST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<text:span text:style-name="T3">MARIA DO NASCIMENTO MENEZ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<text:span text:style-name="T3">MARIA DOS ANJOS PEREIRA DOS SANTOS</text:span></text:p>
          </table:table-cell>
          <table:table-cell table:style-name="ce8" office:value-type="string" calcext:value-type="string">
            <text:p><text:span text:style-name="T3">Chefe do Setor de A. de M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<text:span text:style-name="T3">MARIA EDILEIDE REIS DOS SANTOS MOU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<text:span text:style-name="T3">MARIA ESTER LIMA DE AZEVEDO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<text:span text:style-name="T3">MARIA EUGENIA DA SILVA RIBEIR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<text:span text:style-name="T3">MARIA EUGENIA DE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<text:span text:style-name="T3">MARIA FERNANDA BARBOSA DE SANTANA FERR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<text:span text:style-name="T3">MARIA FERNANDA SOUZA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<text:span text:style-name="T3">MARIA GORETE CARDOS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<text:span text:style-name="T3">MARIA HELENA FERNANDES DE BARRO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<text:span text:style-name="T3">MARIA HELENA MOREIRA SANCHES LISBO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984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<text:span text:style-name="T3">MARIA JOSE DO NASCIMENTO ROCH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<text:span text:style-name="T3">MARIA JOSELITA ALMEIDA BARBOS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<text:span text:style-name="T3">MARIA LILIAN MENDES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<text:span text:style-name="T3">MARIA LUIZA VIEIRA CRUZ 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<text:span text:style-name="T3">MARIA MACEDO CHAGAS MOU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3">MARIA NAZARE DE ANDRADE FRANC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<text:span text:style-name="T3">MARIA NEILDE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<text:span text:style-name="T3">MARIA RITA MACHADO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<text:span text:style-name="T3">MARIA SELMA SIQUEIRA DE CARVALHO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<text:span text:style-name="T3">MARIA SUZANA AMADO REIS ANDRADE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<text:span text:style-name="T3">MARIA TEREZA DE ARAGÃO ANDRADE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<text:span text:style-name="T3">MARIANA MELO GOIS LEBRE HARDMAN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<text:span text:style-name="T3">MARIANA MELO SOUT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<text:span text:style-name="T3">MARIANA MOURA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<text:span text:style-name="T3">MARIANA OLIV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<text:span text:style-name="T3">MARIANA SMITH DANTAS SOBRAL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<text:span text:style-name="T3">MARIANA TEIXEIRA CARDOSO DOS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<text:span text:style-name="T3">MARIANNE MATO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<text:span text:style-name="T3">MARILEIDE BATISTA DE MELO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<text:span text:style-name="T3">MARILENE PAES BARRETO DE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<text:span text:style-name="T3">MARILIA MELO BEZER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<text:span text:style-name="T3">MARILIA OLIVEIRA DA SILVA MURAD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<text:span text:style-name="T3">MARIO GUILHERME PEREIRA RAM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<text:span text:style-name="T3">MARIO VICTOR LINHARES BARB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<text:span text:style-name="T3">MARKUS WANDER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<text:span text:style-name="T3">MARLA CAROLINE SANTOS NASCIMENT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<text:span text:style-name="T3">MARTHA RAQUELL DE PAULA E SILVA GOIS GONZAGA</text:span></text:p>
          </table:table-cell>
          <table:table-cell table:style-name="ce8" office:value-type="string" calcext:value-type="string">
            <text:p><text:span text:style-name="T3">ASSESSOR DO DIRETOR DE RECURSOS HUMANO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<text:span text:style-name="T3">MATHEUS CARDOSO TEIXEIR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<text:span text:style-name="T3">MATHEUS MORAIS DE OLIVEIRA MEL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<text:span text:style-name="T3">MATHEUS SILV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<text:span text:style-name="T3">MAURA SILVA DE AQU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 PROMOTORIA DE JUSTIÇ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<text:span text:style-name="T3">MAURICIO GUSMAO MAGALH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<text:span text:style-name="T3">MAX ANIBAL NUNES ALV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<text:span text:style-name="T3">MAX DIEGO SIQUEIRA SILV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<text:span text:style-name="T3">MAX JEAN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<text:span text:style-name="T3">MAYARA CARVALHO MELLO F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<text:span text:style-name="T3">MAYLANE LIMA OLIVEIRA FIGUEIRED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<text:span text:style-name="T3">MICHELANGELO CARVALHO NABUCO D 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<text:span text:style-name="T3">MICHELINE SILVEIRA DE FARIA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<text:span text:style-name="T3">MICHELLI  DE OLIVEIRA BARBOS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<text:span text:style-name="T3">MIGUEL ANGELO FONTES DOS SANTOS </text:span></text:p>
          </table:table-cell>
          <table:table-cell table:style-name="ce8" office:value-type="string" calcext:value-type="string">
            <text:p><text:span text:style-name="T3">COORDENADOR DE PERÍCIA TÉCNICA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<text:span text:style-name="T3">MILENA ROCHA CHAG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<text:span text:style-name="T3">MILTON BARRETO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<text:span text:style-name="T3">MILTON RABELO BARRETO</text:span></text:p>
          </table:table-cell>
          <table:table-cell table:style-name="ce8" office:value-type="string" calcext:value-type="string">
            <text:p><text:span text:style-name="T3">COORDENADOR DO CENTRO MÉD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99.83" calcext:value-type="float">
            <text:p>1.299,83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299.83" calcext:value-type="float">
            <text:p>1.299,83</text:p>
          </table:table-cell>
          <table:table-cell table:number-columns-repeated="984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<text:span text:style-name="T3">MIRELLE MENDONÇA OLIVEIRA</text:span></text:p>
          </table:table-cell>
          <table:table-cell table:style-name="ce8" office:value-type="string" calcext:value-type="string">
            <text:p><text:span text:style-name="T3">CHEFE DO NUCLEO DE CONSIGNAÇOES, CUSTOS E GRATIFICAÇOE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<text:span text:style-name="T3">MIRENA OLIVEIRA FERREIRA LIN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<text:span text:style-name="T3">MIRIAM TERESA CARDOSO MACHA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<text:span text:style-name="T3">MOACIR NABUCO DAVILA MENESE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<text:span text:style-name="T3">MOACYR SOARES DA MOT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<text:span text:style-name="T3">MOANA JAMILLE SANTOS DE JESU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<text:span text:style-name="T3">MONICA ANTUNES ROCHA RIGO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<text:span text:style-name="T3">MONICA MARIA HARDMAN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<text:span text:style-name="T3">MONICA OLIVEIRA NUNES DÓ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<text:span text:style-name="T3">MORGANA BOTO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<text:span text:style-name="T3">MURIEL GUIMARÃES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<text:span text:style-name="T3">MYRELLE MARTINS MOTA SANTIAG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<text:span text:style-name="T3">MYRNA GLYNNIS MENDONCA CRUZ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<text:span text:style-name="T3">NATALIA PRATA FREITA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<text:span text:style-name="T3">NATHALIA  XAVIER FEITOZA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<text:span text:style-name="T3">NATHAZIA DE ALMEIDA REI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<text:span text:style-name="T3">NAYRA MOUR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<text:span text:style-name="T3">NELMA MARIA LIMA CANUTO SANTIAGO</text:span></text:p>
          </table:table-cell>
          <table:table-cell table:style-name="ce8" office:value-type="string" calcext:value-type="string">
            <text:p><text:span text:style-name="T3">Chefe de Gab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<text:span text:style-name="T3">NELSON DANTAS DE ALMEIDA FILHO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<text:span text:style-name="T3">NEWTON SILVEIRA DIA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695.2" calcext:value-type="float">
            <text:p>2.695,2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695.2" calcext:value-type="float">
            <text:p>2.695,20</text:p>
          </table:table-cell>
          <table:table-cell table:number-columns-repeated="984"/>
        </table:table-row>
        <table:table-row table:style-name="ro4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<text:span text:style-name="T3">NILZA MOTTA ALMEIDA FREITA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<text:span text:style-name="T3">NILZIR SOARES VIEIRA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<text:span text:style-name="T3">NIVEA HELENA AGUIAR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<text:span text:style-name="T3">ODIL SILVA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<text:span text:style-name="T3">ODILON CABRAL MACHADO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<text:span text:style-name="T3">OLEANIA MENEZE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BIBLIOTECA/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<text:span text:style-name="T3">OLIVIA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<text:span text:style-name="T3">ORLANDO ROCHADEL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<text:span text:style-name="T3">OSMAR FERREIRA DO AMARAL JUNIOR WANDERLEY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<text:span text:style-name="T3">OSMARIO LISBOA DE ARAUJ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<text:span text:style-name="T3">PALOMA MATOS MONTEIR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<text:span text:style-name="T3">PAMELLA HELLY ALMEIDA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<text:span text:style-name="T3">PASCOAL NABUCO DAVILA FREIRE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<text:span text:style-name="T3">PATRICIA AZEVEDO MORAES POR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<text:span text:style-name="T3">PATRICIA CARDOSO MACHADO FEITO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<text:span text:style-name="T3">PATRICIA PASSOS MASCARENHA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<text:span text:style-name="T3">PATRICIO FERREIRA DE FAR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<text:span text:style-name="T3">PAULA COSTA SOUZA PASQUETTI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<text:span text:style-name="T3">PAULO HENRIQUE SOARES DE ASSIS BAPTI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<text:span text:style-name="T3">PAULO JOSE DE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<text:span text:style-name="T3">PAULO JOSE FRANCISCO ALVE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<text:span text:style-name="T3">PAULO LIMA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4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<text:span text:style-name="T3">PAULO RIBEIRO DA SILVA</text:span></text:p>
          </table:table-cell>
          <table:table-cell table:style-name="ce8" office:value-type="string" calcext:value-type="string">
            <text:p><text:span text:style-name="T3">CHEFE DE SERVIÇOS DE MANUTENÇÃO - CAPITAL</text:span></text:p>
          </table:table-cell>
          <table:table-cell table:style-name="ce8" office:value-type="string" calcext:value-type="string">
            <text:p><text:span text:style-name="T3">SERVICOS DE  MAUTENCAO CAPITAL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984"/>
        </table:table-row>
        <table:table-row table:style-name="ro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<text:span text:style-name="T3">PAULO ROBERTO NUNES D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<text:span text:style-name="T3">PAUL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<text:span text:style-name="T3">PEDRO FELIPE CARDOSO MOTA F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<text:span text:style-name="T3">PEDRO GOMES DE SOUZ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<text:span text:style-name="T3">PEDRO MENEZES FEITOSA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<text:span text:style-name="T3">PEDRO VICTORIO DAUD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<text:span text:style-name="T3">PEDRO VINICIUS LOPES DOS SANTO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<text:span text:style-name="T3">PETERSON ALMEIDA BARBO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<text:span text:style-name="T3">PETRUCIO LOPES CASADO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<text:span text:style-name="T3">POLLYANNA MARA DE CASTRO AGUIA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<text:span text:style-name="T3">PORFIRIO MARTINS FELIX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<text:span text:style-name="T3">PRISCILA CAMARGO SILVA TAVARES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984"/>
        </table:table-row>
        <table:table-row table:style-name="ro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<text:span text:style-name="T3">PUSCAS PEREIRA SILV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<text:span text:style-name="T3">QUELINE BARBOSA DE SOUZA ARAGÃ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<text:span text:style-name="T3">QUEZIA EMANUELA MESSIAS AL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<text:span text:style-name="T3">RAFAEL CUSTODIO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<text:span text:style-name="T3">RAFAEL SCHWEZ KURKOWSKI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<text:span text:style-name="T3">RAFAEL VALENCA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<text:span text:style-name="T3">RAIMUNDO BISP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4"/>
        </table:table-row>
        <table:table-row table:style-name="ro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<text:span text:style-name="T3">RAISSA LEMOS SILV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<text:span text:style-name="T3">RANDERSON FERREIRA BARBOSA SANTOS</text:span></text:p>
          </table:table-cell>
          <table:table-cell table:style-name="ce8" office:value-type="string" calcext:value-type="string">
            <text:p><text:span text:style-name="T3">Chefe do N. de Cadast. , Doc. e Dist. Funcional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<text:span text:style-name="T3">RAPHAEL FERREIRA ROCHA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<text:span text:style-name="T3">RAQUEL PEREIRA DE CAST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<text:span text:style-name="T3">RAQUEL SOARES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93.26" calcext:value-type="float">
            <text:p>293,26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293.26" calcext:value-type="float">
            <text:p>293,26</text:p>
          </table:table-cell>
          <table:table-cell table:number-columns-repeated="984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<text:span text:style-name="T3">RAUL JOSE VIEIRA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<text:span text:style-name="T3">RAYANA SCHUSTER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<text:span text:style-name="T3">RAYANNE SILVA DE P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<text:span text:style-name="T3">RAYMUNDO NAPOLEAO XIMENES NETO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984"/>
        </table:table-row>
        <table:table-row table:style-name="ro4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<text:span text:style-name="T3">REGNALDO DORIA DE FREITAS</text:span></text:p>
          </table:table-cell>
          <table:table-cell table:style-name="ce8" office:value-type="string" calcext:value-type="string">
            <text:p><text:span text:style-name="T3">CORONEL  - requisitado 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<text:span text:style-name="T3">RENAN DO NASCIMENTO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<text:span text:style-name="T3">RENATA BRITO VIEIRA TELES</text:span></text:p>
          </table:table-cell>
          <table:table-cell table:style-name="ce8" office:value-type="string" calcext:value-type="string">
            <text:p><text:span text:style-name="T3">ASSESSOR DO NÚCLEO DE P.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<text:span text:style-name="T3">RENATA LUIZA ARAGAO SILVA FIGUEIRE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<text:span text:style-name="T3">RENATA MACIEL ALMEIDA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<text:span text:style-name="T3">RENATA MOREIRA SANDES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<text:span text:style-name="T3">RENATA PEREIRA DANTA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<text:span text:style-name="T3">RENATA SARA DANTAS MARQUES SO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<text:span text:style-name="T3">RENATO VIEIRA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<text:span text:style-name="T3">RENE ANTONIO ERB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<text:span text:style-name="T3">RENIVALDO LIMA SAMPAI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<text:span text:style-name="T3">RHAQUEL GLEYSIANE FARIAS NUN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<text:span text:style-name="T3">RICARDO MACHADO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<text:span text:style-name="T3">RICARDO MONTEIRO MOT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<text:span text:style-name="T3">RICARDO ROUTMAN DA CU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<text:span text:style-name="T3">RICARDO SOBRAL SOU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<text:span text:style-name="T3">RICELLI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<text:span text:style-name="T3">RITA DE CASSIA ARAGÃO MELO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<text:span text:style-name="T3">RIVALDO FRIAS DOS SANTOS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<text:span text:style-name="T3">ROBERIO MESQUITA MATOS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<text:span text:style-name="T3">ROBERTA ARAUJO DE MELO BRIT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<text:span text:style-name="T3">ROBERTA CONCEICAO ALMEID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<text:span text:style-name="T3">ROBERTA LIM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<text:span text:style-name="T3">ROBERTA ROCHA DEDA CHAGAS</text:span></text:p>
          </table:table-cell>
          <table:table-cell table:style-name="ce8" office:value-type="string" calcext:value-type="string">
            <text:p><text:span text:style-name="T3">Assessor do Diretor de Tec. da Informação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<text:span text:style-name="T3">ROBERTA SANDRA REIS BARRET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<text:span text:style-name="T3">ROBERTA SOBRAL MANSOU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<text:span text:style-name="T3">ROBERTO ANDRUSYSZYN CELI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<text:span text:style-name="T3">RODOLFO GALVA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<text:span text:style-name="T3">RODOMARQUES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<text:span text:style-name="T3">RODRIGO MUNIZ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<text:span text:style-name="T3">ROGERIO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<text:span text:style-name="T3">ROGERIO FERREIRA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<text:span text:style-name="T3">ROMULO ARAGAO COSTA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<text:span text:style-name="T3">ROMULO LINS ALV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<text:span text:style-name="T3">ROMULO NUNES FREIRE FONT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ASSESSORIA DO COLEGIO DE PROCURADORES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<text:span text:style-name="T3">RONALD NASCIMENT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<text:span text:style-name="T3">RONNIE CHARLSON ALVES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<text:span text:style-name="T3">ROOSEVELT BATISTA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<text:span text:style-name="T3">ROQUE JOSE DE SOUSA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PROMOCAO DA IGUALDADE ETNICO RACI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<text:span text:style-name="T3">ROSA MARIA FRAGA SANTOS</text:span></text:p>
          </table:table-cell>
          <table:table-cell table:style-name="ce8" office:value-type="string" calcext:value-type="string">
            <text:p><text:span text:style-name="T3">ASSESSOR DA COORDENADORIA-GERAL</text:span></text:p>
          </table:table-cell>
          <table:table-cell table:style-name="ce8" office:value-type="string" calcext:value-type="string">
            <text:p><text:span text:style-name="T3">GABINETE DO COORDENADOR GERAL -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<text:span text:style-name="T3">ROSA SOARES DOS SANTOS CARDOS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TRIAGEM TECNICA DAS PROMOTORIAS DE JUSTICA DE SIMAO DIA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<text:span text:style-name="T3">ROSANE GONÇALVES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number-columns-repeated="984"/>
        </table:table-row>
        <table:table-row table:style-name="ro4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<text:span text:style-name="T3">ROSANGELA DE OLIVEIRA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<text:span text:style-name="T3">ROSECLEIDE ALCANTARA DE SOUZ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<text:span text:style-name="T3">ROSELIA ALVES DA SILVA MALT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<text:span text:style-name="T3">ROSENALDO ARAGAO LIMA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<text:span text:style-name="T3">ROSIVALDO SANTOS DA CRUZ</text:span></text:p>
          </table:table-cell>
          <table:table-cell table:style-name="ce8" office:value-type="string" calcext:value-type="string">
            <text:p><text:span text:style-name="T3">CHEFE DE SERVIÇOS DE MANUTENÇÃO-INTERIOR</text:span></text:p>
          </table:table-cell>
          <table:table-cell table:style-name="ce8" office:value-type="string" calcext:value-type="string">
            <text:p><text:span text:style-name="T3">SERVICOS MANUTENCAO INTERIOR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984"/>
        </table:table-row>
        <table:table-row table:style-name="ro4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<text:span text:style-name="T3">RUBENS DOS SANTOS</text:span></text:p>
          </table:table-cell>
          <table:table-cell table:style-name="ce8" office:value-type="string" calcext:value-type="string">
            <text:p><text:span text:style-name="T3">CAPITÃ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<text:span text:style-name="T3">RUBENS ESTEVES DE MOUR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<text:span text:style-name="T3">RUIRONALDI DOS SANTOS CRUZ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<text:span text:style-name="T3">RUTH ARAUJO FALCA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<text:span text:style-name="T3">RUY WANDERLA DE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<text:span text:style-name="T3">SALVIO HENRIQUE DA ROCHA CO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<text:span text:style-name="T3">SANDRA AUGUSTA BARRETO ROLLEMBERG CONRADO</text:span></text:p>
          </table:table-cell>
          <table:table-cell table:style-name="ce8" office:value-type="string" calcext:value-type="string">
            <text:p><text:span text:style-name="T3">Assessor do 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<text:span text:style-name="T3">SANDRA ELIZABETH DE ALMEIDA RAMO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<text:span text:style-name="T3">SANDRO DE REZEN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<text:span text:style-name="T3">SANDRO LUIZ DA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<text:span text:style-name="T3">SANDRO STEFANO SA AZEVED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<text:span text:style-name="T3">SAULO DOS SANTOS LOPES CRU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<text:span text:style-name="T3">SAULO MORAIS DE ANDRADE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<text:span text:style-name="T3">SAVIO ROBERTO AMORIM ARAGÃO SILV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<text:span text:style-name="T3">SERGIO WALDEMAR BARRETO RODRIGUES FILH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<text:span text:style-name="T3">SHEILA ANDRADE ARAUJO MA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<text:span text:style-name="T3">SHEILA CUSTODIO LEAL NOVAE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<text:span text:style-name="T3">SHIRLANE BARBOS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<text:span text:style-name="T3">SILENE MARIA DE FRANÇA JANSSEN</text:span></text:p>
          </table:table-cell>
          <table:table-cell table:style-name="ce8" office:value-type="string" calcext:value-type="string">
            <text:p><text:span text:style-name="T3">Chefe do Núcleo de Contabilidade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<text:span text:style-name="T3">SILVIA BRITO LUDUVICE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<text:span text:style-name="T3">SILVIA FERNANDA CARVALHO MENEZES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<text:span text:style-name="T3">SILVIA FRANCA DE SOUZA MORELLI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<text:span text:style-name="T3">SILVIA LEAL ALBUQUERQU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984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<text:span text:style-name="T3">SILVIA ROBERTA FERREIRA TAVARES</text:span></text:p>
          </table:table-cell>
          <table:table-cell table:style-name="ce8" office:value-type="string" calcext:value-type="string">
            <text:p><text:span text:style-name="T3">ANALISTA DO MP - ENGENHARIA CIVI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<text:span text:style-name="T3">SILVIA TAMARA MENDONCA DO CARM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<text:span text:style-name="T3">SILVIO ROBERTO MATOS EUZEBI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<text:span text:style-name="T3">SIMONE FELICIO DOS SANTOS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984"/>
        </table:table-row>
        <table:table-row table:style-name="ro4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<text:span text:style-name="T3">SOLANO LUCIO DE OLIVEIRA SILV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<text:span text:style-name="T3">SONIA KAROLINE AMARAL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4"/>
        </table:table-row>
        <table:table-row table:style-name="ro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<text:span text:style-name="T3">STANLEY KLEBER NOGUEIR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<text:span text:style-name="T3">SUSANA ARRUD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<text:span text:style-name="T3">SUSANA RAQUEL CIPRIANO SAMPAIO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<text:span text:style-name="T3">SUZY MARY DE CARVALHO VI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<text:span text:style-name="T3">SYLVIO ALEXANDRE DE OLIVEIRA BELE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<text:span text:style-name="T3">TAISA TORRES ARAG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<text:span text:style-name="T3">TALITA CUNEGUNDES FERNANDES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<text:span text:style-name="T3">TATIANA SOUTO QUIR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ÇA AUXILIAR DE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<text:span text:style-name="T3">TATIANE AGUIAR GUIMARAES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<text:span text:style-name="T3">TATIANE DOS SANTOS SILVA LISBO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89.2" calcext:value-type="float">
            <text:p>2.589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<text:span text:style-name="T3">TEREZINHA CRISTINA SANTANA SALES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<text:span text:style-name="T3">THAIS SARMENTO MESSIAS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<text:span text:style-name="T3">THAMIRES ATHYNA MENDONCA DA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<text:span text:style-name="T3">THEREZA RAQUEL MAC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<text:span text:style-name="T3">THIAGO JOSE MENEZ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<text:span text:style-name="T3">THIAGO LIMA FEITOZ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<text:span text:style-name="T3">THISSIANE MATOS BATIST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<text:span text:style-name="T3">THYARA KAHENA SOTERO ALVES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<text:span text:style-name="T3">TIAGO RODRIGUES APOSTO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<text:span text:style-name="T3">ULISSES GOMES DE ANDRADE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<text:span text:style-name="T3">VALDECI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<text:span text:style-name="T3">VALDETE ALINE ALMEIDA DE MENEZES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<text:span text:style-name="T3">VALDIVIA MARQUES BOMFIM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<text:span text:style-name="T3">VALERIA CHAGAS MEL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<text:span text:style-name="T3">VALFRAN ARAGAO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<text:span text:style-name="T3">VALTER REINALDO SILVA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<text:span text:style-name="T3">VALTER VI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<text:span text:style-name="T3">VANDERLEY DOS SANTOS RODRIGUES</text:span></text:p>
          </table:table-cell>
          <table:table-cell table:style-name="ce8" office:value-type="string" calcext:value-type="string">
            <text:p><text:span text:style-name="T3">Coordenador da Divisão de Design e Midia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303.8" calcext:value-type="float">
            <text:p>1.303,8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1303.8" calcext:value-type="float">
            <text:p>1.303,80</text:p>
          </table:table-cell>
          <table:table-cell table:number-columns-repeated="984"/>
        </table:table-row>
        <table:table-row table:style-name="ro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<text:span text:style-name="T3">VANESSA GOIS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<text:span text:style-name="T3">VANESSA MOTA COUTINHO INACIO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<text:span text:style-name="T3">VANUSA MADUREIRA SOUZA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<text:span text:style-name="T3">VERA LUCIA OLIVEIRA UCHO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<text:span text:style-name="T3">VERONICA DE OLIVEIRA LAZ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<text:span text:style-name="T3">VERONICA DINIZ FRANCO OLIVEIRA</text:span></text:p>
          </table:table-cell>
          <table:table-cell table:style-name="ce8" office:value-type="string" calcext:value-type="string">
            <text:p><text:span text:style-name="T3">CHEFE DO NÚCLEO DE C. E DIST. PROCESSUAL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<text:span text:style-name="T3">VERONICA EUGENIA MORALES SALINAS ALV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AS ATIVIDADES CIVEIS E CRIMINA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<text:span text:style-name="T3">VERONICA PEREIRA DA CRUZ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<text:span text:style-name="T3">VICENTE CABRAL LE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<text:span text:style-name="T3">VICTOR JOSE PINTO RIBEIRO SILVEIR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<text:span text:style-name="T3">VIRGILIO DO VALE VI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<text:span text:style-name="T3">VITOR ARTUR RALIN DE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<text:span text:style-name="T3">VIVIANE MILENA FERREIRA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style-name="ce13" office:value-type="float" office:value="79.98" calcext:value-type="float">
            <text:p>79,98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79.98" calcext:value-type="float">
            <text:p>479,98</text:p>
          </table:table-cell>
          <table:table-cell table:number-columns-repeated="984"/>
        </table:table-row>
        <table:table-row table:style-name="ro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<text:span text:style-name="T3">VOLESSA FREIRE SAMPAIO FISCI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<text:span text:style-name="T3">WALTENBERG LIMA DE 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<text:span text:style-name="T3">WALTER CESAR NUNE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<text:span text:style-name="T3">WANDERLEY SIQUEIRA MONTE SANT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PROTOCOLO/ 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<text:span text:style-name="T3">WASHINGTON LUIZ MENDONC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<text:span text:style-name="T3">WESLEY CRISTIAN SANTOS ALMEID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<text:span text:style-name="T3">WESLEY DE SANTANA SANTOS</text:span></text:p>
          </table:table-cell>
          <table:table-cell table:style-name="ce8" office:value-type="string" calcext:value-type="string">
            <text:p><text:span text:style-name="T3">Chefe do Setor de A. e Est. do Cartóri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<text:span text:style-name="T3">WESLEY SANTOS CERQU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4"/>
        </table:table-row>
        <table:table-row table:style-name="ro4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<text:span text:style-name="T3">WILLAMS FERREIRA DE MA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<text:span text:style-name="T3">WILLDE PEREIRA SOB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<text:span text:style-name="T3">WILTON ARAUJ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<text:span text:style-name="T3">WOLNEY MACIEL DE CARVALH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<text:span text:style-name="T3">YANNE LEITE MENES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<text:span text:style-name="T3">ZENAIDE DANTAS LIM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5">
          <table:table-cell table:style-name="ce4" office:value-type="string" calcext:value-type="string" table:number-columns-spanned="4" table:number-rows-spanned="1">
            <text:p><text:span text:style-name="T2">TOTAL:</text:span></text:p>
          </table:table-cell>
          <table:covered-table-cell table:number-columns-repeated="3" table:style-name="ce9"/>
          <table:table-cell table:style-name="ce14" office:value-type="float" office:value="859275.98" calcext:value-type="float">
            <text:p>859.275,9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59264" calcext:value-type="float">
            <text:p>759.264,0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1126.25" calcext:value-type="float">
            <text:p>91.126,2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407.75" calcext:value-type="float">
            <text:p>2.407,75</text:p>
          </table:table-cell>
          <table:table-cell table:style-name="ce14" office:value-type="float" office:value="48864.6" calcext:value-type="float">
            <text:p>48.864,6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289.59" calcext:value-type="float">
            <text:p>289,59</text:p>
          </table:table-cell>
          <table:table-cell table:style-name="ce14" office:value-type="float" office:value="1761228.17" calcext:value-type="float">
            <text:p>1.761.228,17</text:p>
          </table:table-cell>
          <table:table-cell table:style-name="ce14" office:value-type="float" office:value="4600" calcext:value-type="float">
            <text:p>4.600,00</text:p>
          </table:table-cell>
          <table:table-cell table:style-name="ce14" office:value-type="float" office:value="959.81" calcext:value-type="float">
            <text:p>959,81</text:p>
          </table:table-cell>
          <table:table-cell table:style-name="ce14" office:value-type="float" office:value="3770.09" calcext:value-type="float">
            <text:p>3.770,0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4921.58" calcext:value-type="float">
            <text:p>14.921,5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03.8" calcext:value-type="float">
            <text:p>1.303,8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23931.57" calcext:value-type="float">
            <text:p>23.931,5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2646.02" calcext:value-type="float">
            <text:p>22.646,0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8470.32" calcext:value-type="float">
            <text:p>108.470,3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021.35" calcext:value-type="float">
            <text:p>2.021,3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681.12" calcext:value-type="float">
            <text:p>7.681,1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475.64" calcext:value-type="float">
            <text:p>13.475,6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5842.32" calcext:value-type="float">
            <text:p>15.842,3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19623.62" calcext:value-type="float">
            <text:p>219.623,62</text:p>
          </table:table-cell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Ressarcimentos: restituição de valores descontados indevidamente ou a maior do Membro/Servidor.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Fonte da Informação: Diretoria de Recursos Humanos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Data da última atualização: 31/05/2020 12:47:14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6" table:number-rows-repeated="10477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0T12:50:10.219000000</dc:date>
    <meta:editing-duration>PT2M16S</meta:editing-duration>
    <meta:editing-cycles>1</meta:editing-cycles>
    <meta:document-statistic meta:table-count="1" meta:cell-count="32764" meta:object-count="0"/>
    <meta:generator>LibreOffice/6.1.1.2$Windows_X86_64 LibreOffice_project/5d19a1bfa650b796764388cd8b33a5af1f5baa1b</meta:generator>
  </office:meta>
</office:document-meta>
</file>